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5" svg:font-family="Arial, sans-serif"/>
    <style:font-face style:name="Mangal1" svg:font-family="Mangal"/>
    <style:font-face style:name="arial1" svg:font-family="arial, sans-serif"/>
    <style:font-face style:name="Arial6" svg:font-family="Arial" style:font-family-generic="swiss"/>
    <style:font-face style:name="arial" svg:font-family="arial" style:font-family-generic="swiss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4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4" fo:language="pt" fo:country="BR" officeooo:rsid="0024cff8" officeooo:paragraph-rsid="0024cff8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4" fo:language="pt" fo:country="BR" officeooo:rsid="0018dcc8" officeooo:paragraph-rsid="0014f7c9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4" fo:language="pt" fo:country="BR" fo:font-weight="bold" officeooo:rsid="0018dcc8" officeooo:paragraph-rsid="0014f7c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4" fo:language="pt" fo:country="BR" fo:font-weight="normal" officeooo:rsid="0018dcc8" officeooo:paragraph-rsid="0014f7c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4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4" fo:language="pt" fo:country="BR" fo:font-weight="normal" officeooo:rsid="0024cff8" officeooo:paragraph-rsid="0024cff8" style:font-weight-asian="normal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4" fo:language="pt" fo:country="BR" officeooo:rsid="001636ea" officeooo:paragraph-rsid="0014f7c9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3" fo:font-size="12pt" fo:language="pt" fo:country="BR" fo:font-weight="bold" officeooo:rsid="00403820" officeooo:paragraph-rsid="0014f7c9" style:letter-kerning="true" style:font-name-asian="SimSun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4" fo:language="pt" fo:country="BR" officeooo:rsid="0024cff8" officeooo:paragraph-rsid="0024cff8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4" fo:language="pt" fo:country="BR" fo:font-weight="bold" officeooo:rsid="0024cff8" officeooo:paragraph-rsid="0024cff8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4" fo:language="pt" fo:country="BR" officeooo:rsid="001636ea" officeooo:paragraph-rsid="0014f7c9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4" fo:language="pt" fo:country="BR" officeooo:rsid="0024cff8" officeooo:paragraph-rsid="0024cff8"/>
    </style:style>
    <style:style style:name="P15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3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7" style:font-size-complex="12pt" style:language-complex="ar" style:country-complex="SA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3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3" fo:font-size="12pt" fo:language="pt" fo:country="BR" officeooo:paragraph-rsid="0014f7c9" style:font-size-asian="12pt" style:language-asian="en" style:country-asian="US" style:font-name-complex="Arial7" style:font-size-complex="12pt" style:language-complex="ar" style:country-complex="SA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4634d4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1dcf56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421411" officeooo:paragraph-rsid="004748ea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483d8d" officeooo:paragraph-rsid="00421411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48ba5f" officeooo:paragraph-rsid="00483d8d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bold" officeooo:rsid="0048ba5f" officeooo:paragraph-rsid="00483d8d" fo:background-color="transparent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bold" officeooo:rsid="004634d4" officeooo:paragraph-rsid="0048ba5f" fo:background-color="transparent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3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6377c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3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30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31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3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32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3" fo:font-size="12pt" fo:language="pt" fo:country="BR" fo:font-style="normal" fo:font-weight="normal" officeooo:rsid="00382bf9" officeooo:paragraph-rsid="004ecffe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33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3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3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Arial5" fo:font-size="12pt" fo:letter-spacing="normal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35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weight="normal" officeooo:paragraph-rsid="003a3ee6" style:font-weight-asian="normal" style:font-weight-complex="normal"/>
    </style:style>
    <style:style style:name="P36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weight="normal" officeooo:paragraph-rsid="002d2659" style:font-weight-asian="normal" style:font-weight-complex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3" fo:font-size="12pt" fo:language="pt" fo:country="BR" fo:font-style="normal" fo:font-weight="normal" officeooo:rsid="00536a0f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0cm" style:auto-text-indent="false"/>
      <style:text-properties style:font-name="arial" fo:font-weight="normal" officeooo:paragraph-rsid="005a00c6" style:font-weight-asian="normal" style:font-weight-complex="normal"/>
    </style:style>
    <style:style style:name="P39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Arial5" fo:font-size="12pt" fo:letter-spacing="normal" fo:font-style="normal" fo:font-weight="normal" officeooo:paragraph-rsid="005d58c0" style:font-size-asian="12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4" fo:language="pt" fo:country="BR" fo:font-weight="normal" officeooo:rsid="0018dcc8" officeooo:paragraph-rsid="0014f7c9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4" fo:language="pt" fo:country="BR" officeooo:rsid="001636ea" officeooo:paragraph-rsid="0014f7c9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4" fo:language="pt" fo:country="BR" fo:font-weight="bold" officeooo:rsid="001636ea" officeooo:paragraph-rsid="0014f7c9" style:font-weight-asian="bold" style:font-weight-complex="bold"/>
    </style:style>
    <style:style style:name="P43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4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P44" style:family="paragraph" style:parent-style-name="Standard">
      <style:paragraph-properties fo:line-height="150%" fo:text-align="justify" style:justify-single-word="false" style:writing-mode="lr-tb"/>
    </style:style>
    <style:style style:name="P45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46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officeooo:paragraph-rsid="0043eb0d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06377cd"/>
    </style:style>
    <style:style style:name="P48" style:family="paragraph" style:parent-style-name="Standard">
      <style:text-properties officeooo:paragraph-rsid="006377cd"/>
    </style:style>
    <style:style style:name="P49" style:family="paragraph" style:parent-style-name="Standard">
      <style:text-properties officeooo:paragraph-rsid="00642e20"/>
    </style:style>
    <style:style style:name="P50" style:family="paragraph" style:parent-style-name="Standard">
      <style:text-properties style:font-name="Arial3" fo:font-size="12pt" fo:language="pt" fo:country="BR" fo:font-style="normal" fo:font-weight="normal" officeooo:rsid="00517821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1" style:family="paragraph" style:parent-style-name="Standard">
      <style:text-properties style:font-name="Arial3" fo:font-size="12pt" fo:language="pt" fo:country="BR" fo:font-style="normal" fo:font-weight="normal" officeooo:rsid="0048ba5f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2" style:family="paragraph" style:parent-style-name="Standard">
      <style:text-properties fo:font-weight="normal" officeooo:rsid="00517821" style:font-weight-asian="normal" style:font-weight-complex="normal"/>
    </style:style>
    <style:style style:name="P5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text-align="center" style:justify-single-word="false" fo:break-before="page"/>
    </style:style>
    <style:style style:name="P56" style:family="paragraph" style:parent-style-name="Text_20_body">
      <style:paragraph-properties fo:text-align="justify" style:justify-single-word="false"/>
      <style:text-properties fo:color="#000000" style:font-name="Arial3" fo:font-size="12pt" fo:language="pt" fo:country="BR" fo:font-style="normal" fo:font-weight="normal" officeooo:rsid="00382bf9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7" style:family="paragraph" style:parent-style-name="Bibliography_20_1">
      <style:paragraph-properties fo:line-height="115%" fo:text-align="justify" style:justify-single-word="false"/>
      <style:text-properties fo:font-variant="normal" fo:text-transform="none" fo:color="#000000" style:font-name="Arial5" fo:font-size="12pt" fo:letter-spacing="normal" fo:font-style="normal" fo:font-weight="normal" officeooo:paragraph-rsid="002d2659" style:font-size-asian="12pt" style:font-weight-asian="normal" style:font-size-complex="12pt" style:font-weight-complex="normal"/>
    </style:style>
    <style:style style:name="P58" style:family="paragraph" style:parent-style-name="Bibliography_20_1">
      <style:paragraph-properties fo:line-height="115%" fo:text-align="justify" style:justify-single-word="false"/>
      <style:text-properties fo:font-weight="normal" officeooo:paragraph-rsid="002d2659" style:font-weight-asian="normal" style:font-weight-complex="normal"/>
    </style:style>
    <style:style style:name="P59" style:family="paragraph" style:parent-style-name="Heading_20_1" style:master-page-name="Right_20_Page">
      <style:paragraph-properties style:page-number="15"/>
    </style:style>
    <style:style style:name="P60" style:family="paragraph" style:parent-style-name="Heading_20_2">
      <style:text-properties officeooo:paragraph-rsid="006d703e"/>
    </style:style>
    <style:style style:name="P61" style:family="paragraph" style:parent-style-name="Heading_20_2">
      <style:text-properties officeooo:paragraph-rsid="007123a0"/>
    </style:style>
    <style:style style:name="P62" style:family="paragraph" style:parent-style-name="Standard" style:list-style-name="L1" style:master-page-name="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63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4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64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4" fo:font-size="12pt" fo:language="pt" fo:country="BR" fo:font-weight="normal" officeooo:rsid="0061aa43" officeooo:paragraph-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65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25c4d3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bold" officeooo:rsid="004634d4" officeooo:paragraph-rsid="007123a0" fo:background-color="#ffff00" style:font-size-asian="10.5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bold" officeooo:rsid="004634d4" officeooo:paragraph-rsid="007123a0" fo:background-color="#ffff0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169e86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5c4d3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75b99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7123a0"/>
    </style:style>
    <style:style style:name="P7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60317"/>
    </style:style>
    <style:style style:name="P73" style:family="paragraph" style:parent-style-name="Standard" style:master-page-name="">
      <loext:graphic-properties draw:fill="none"/>
      <style:paragraph-properties fo:margin-left="-0.101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>
        <style:tab-stops>
          <style:tab-stop style:position="0.187cm"/>
        </style:tab-stops>
      </style:paragraph-properties>
      <style:text-properties officeooo:paragraph-rsid="0025c4d3"/>
    </style:style>
    <style:style style:name="T1" style:family="text">
      <style:text-properties style:font-name="Arial3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3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3" fo:font-size="12pt" fo:language="pt" fo:country="BR" fo:font-style="italic" fo:font-weight="normal" officeooo:rsid="0050fe17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3" fo:font-size="12pt" fo:language="pt" fo:country="BR" fo:font-style="italic" fo:font-weight="normal" officeooo:rsid="00517821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3" fo:font-size="12pt" fo:language="pt" fo:country="BR" fo:font-style="italic" fo:font-weight="normal" officeooo:rsid="0056cde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3" fo:font-size="12pt" fo:language="pt" fo:country="BR" fo:font-style="italic" fo:font-weight="normal" officeooo:rsid="00131a0d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3" fo:font-size="12pt" fo:language="pt" fo:country="BR" fo:font-style="italic" fo:font-weight="normal" officeooo:rsid="00246da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8" style:family="text">
      <style:text-properties style:font-name="Arial3" fo:font-size="12pt" fo:language="pt" fo:country="BR" fo:font-style="italic" fo:font-weight="normal" officeooo:rsid="005d7efb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9" style:family="text">
      <style:text-properties style:font-name="Arial3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0" style:family="text">
      <style:text-properties style:font-name="Arial3" fo:font-size="12pt" fo:language="pt" fo:country="BR" fo:font-style="italic" fo:font-weight="normal" officeooo:rsid="0026b94f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1" style:family="text">
      <style:text-properties style:font-name="Arial3" fo:font-size="12pt" fo:language="pt" fo:country="BR" fo:font-style="italic" fo:font-weight="normal" officeooo:rsid="001bb47a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2" style:family="text">
      <style:text-properties style:font-name="Arial3" fo:font-size="12pt" fo:language="pt" fo:country="BR" fo:font-style="italic" fo:font-weight="normal" officeooo:rsid="001c7f99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3" style:family="text">
      <style:text-properties style:font-name="Arial3" fo:font-size="12pt" fo:language="pt" fo:country="BR" fo:font-style="italic" fo:font-weight="normal" officeooo:rsid="00421411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4" style:family="text">
      <style:text-properties style:font-name="Arial3" fo:font-size="12pt" fo:language="pt" fo:country="BR" fo:font-style="italic" officeooo:rsid="0048ba5f" fo:background-color="transparent" loext:char-shading-value="0" style:font-size-asian="12pt" style:language-asian="en" style:country-asian="US" style:font-style-asian="italic" style:font-name-complex="Arial7" style:font-size-complex="12pt" style:language-complex="ar" style:country-complex="SA" style:font-style-complex="italic"/>
    </style:style>
    <style:style style:name="T15" style:family="text">
      <style:text-properties style:font-name="Arial3" fo:font-size="12pt" fo:language="pt" fo:country="BR" fo:font-weight="normal" officeooo:rsid="00275b99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6" style:family="text">
      <style:text-properties style:font-name="Arial3" fo:font-size="12pt" fo:language="pt" fo:country="BR" fo:font-weight="normal" officeooo:rsid="002b6a12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7" style:family="text">
      <style:text-properties style:font-name="Arial3" fo:font-size="12pt" fo:language="pt" fo:country="BR" fo:font-weight="normal" officeooo:rsid="0061fed8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8" style:family="text">
      <style:text-properties style:font-name="Arial3" fo:font-size="12pt" fo:language="pt" fo:country="BR" fo:font-weight="normal" officeooo: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9" style:family="text">
      <style:text-properties style:font-name="Arial3" fo:font-size="12pt" fo:language="pt" fo:country="BR" fo:font-weight="normal" officeooo:rsid="006b62d1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0" style:family="text">
      <style:text-properties style:font-name="Arial3" fo:font-size="12pt" fo:language="pt" fo:country="BR" fo:font-weight="normal" officeooo:rsid="006bba2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1" style:family="text">
      <style:text-properties style:font-name="Arial3" fo:font-size="12pt" fo:language="pt" fo:country="BR" fo:font-weight="normal" officeooo:rsid="006be21c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2" style:family="text">
      <style:text-properties style:font-name="Arial3" fo:font-size="12pt" fo:language="pt" fo:country="BR" fo:font-weight="normal" officeooo:rsid="00440421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3" style:family="text">
      <style:text-properties style:font-name="Arial3" fo:font-size="12pt" fo:language="pt" fo:country="BR" fo:font-weight="normal" officeooo:rsid="006d703e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4" style:family="text">
      <style:text-properties style:font-name="Arial3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7" style:font-size-complex="12pt" style:language-complex="hi" style:country-complex="IN" style:font-weight-complex="normal"/>
    </style:style>
    <style:style style:name="T25" style:family="text">
      <style:text-properties style:font-name="Arial3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6" style:family="text">
      <style:text-properties style:font-name="Arial3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7" style:family="text">
      <style:text-properties style:font-name="Arial3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8" style:family="text">
      <style:text-properties style:font-name="Arial3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9" style:family="text">
      <style:text-properties style:font-name="Arial3" fo:font-size="12pt" fo:language="pt" fo:country="BR" fo:font-weight="normal" officeooo:rsid="00440421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30" style:family="text">
      <style:text-properties style:font-name="Arial3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1" style:family="text">
      <style:text-properties style:font-name="Arial3" fo:font-size="12pt" fo:language="pt" fo:country="BR" fo:font-style="normal" fo:font-weight="normal" officeooo:rsid="0050fe1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2" style:family="text">
      <style:text-properties style:font-name="Arial3" fo:font-size="12pt" fo:language="pt" fo:country="BR" fo:font-style="normal" fo:font-weight="normal" officeooo:rsid="005178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3" style:family="text">
      <style:text-properties style:font-name="Arial3" fo:font-size="12pt" fo:language="pt" fo:country="BR" fo:font-style="normal" fo:font-weight="normal" officeooo:rsid="0056cde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4" style:family="text">
      <style:text-properties style:font-name="Arial3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5" style:family="text">
      <style:text-properties style:font-name="Arial3" fo:font-size="12pt" fo:language="pt" fo:country="BR" fo:font-style="normal" fo:font-weight="normal" officeooo:rsid="005b91c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6" style:family="text">
      <style:text-properties style:font-name="Arial3" fo:font-size="12pt" fo:language="pt" fo:country="BR" fo:font-style="normal" fo:font-weight="normal" officeooo:rsid="005d58c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7" style:family="text">
      <style:text-properties style:font-name="Arial3" fo:font-size="12pt" fo:language="pt" fo:country="BR" fo:font-style="normal" fo:font-weight="normal" officeooo:rsid="005d7efb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8" style:family="text">
      <style:text-properties style:font-name="Arial3" fo:font-size="12pt" fo:language="pt" fo:country="BR" fo:font-style="normal" fo:font-weight="normal" officeooo:rsid="005eb0f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9" style:family="text">
      <style:text-properties style:font-name="Arial3" fo:font-size="12pt" fo:language="pt" fo:country="BR" fo:font-style="normal" fo:font-weight="normal" officeooo:rsid="005f8a2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0" style:family="text">
      <style:text-properties style:font-name="Arial3" fo:font-size="12pt" fo:language="pt" fo:country="BR" fo:font-style="normal" fo:font-weight="normal" officeooo:rsid="00131a0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1" style:family="text">
      <style:text-properties style:font-name="Arial3" fo:font-size="12pt" fo:language="pt" fo:country="BR" fo:font-style="normal" fo:font-weight="normal" officeooo:rsid="00392a9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2" style:family="text">
      <style:text-properties style:font-name="Arial3" fo:font-size="12pt" fo:language="pt" fo:country="BR" fo:font-style="normal" fo:font-weight="normal" officeooo:rsid="002d2659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3" style:family="text">
      <style:text-properties style:font-name="Arial3" fo:font-size="12pt" fo:language="pt" fo:country="BR" fo:font-style="normal" fo:font-weight="normal" officeooo:rsid="00143658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4" style:family="text">
      <style:text-properties style:font-name="Arial3" fo:font-size="12pt" fo:language="pt" fo:country="BR" fo:font-style="normal" fo:font-weight="normal" officeooo:rsid="00330e1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5" style:family="text">
      <style:text-properties style:font-name="Arial3" fo:font-size="12pt" fo:language="pt" fo:country="BR" fo:font-style="normal" fo:font-weight="normal" officeooo:rsid="0018400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6" style:family="text">
      <style:text-properties style:font-name="Arial3" fo:font-size="12pt" fo:language="pt" fo:country="BR" fo:font-style="normal" fo:font-weight="normal" officeooo:rsid="0014b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7" style:family="text">
      <style:text-properties style:font-name="Arial3" fo:font-size="12pt" fo:language="pt" fo:country="BR" fo:font-style="normal" fo:font-weight="normal" officeooo:rsid="0018f4a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8" style:family="text">
      <style:text-properties style:font-name="Arial3" fo:font-size="12pt" fo:language="pt" fo:country="BR" fo:font-style="normal" fo:font-weight="normal" officeooo:rsid="001a37b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9" style:family="text">
      <style:text-properties style:font-name="Arial3" fo:font-size="12pt" fo:language="pt" fo:country="BR" fo:font-style="normal" fo:font-weight="normal" officeooo:rsid="0022521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0" style:family="text">
      <style:text-properties style:font-name="Arial3" fo:font-size="12pt" fo:language="pt" fo:country="BR" fo:font-style="normal" fo:font-weight="normal" officeooo:rsid="002b8b8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1" style:family="text">
      <style:text-properties style:font-name="Arial3" fo:font-size="12pt" fo:language="pt" fo:country="BR" fo:font-style="normal" fo:font-weight="normal" officeooo:rsid="00246da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2" style:family="text">
      <style:text-properties style:font-name="Arial3" fo:font-size="12pt" fo:language="pt" fo:country="BR" fo:font-style="normal" fo:font-weight="normal" officeooo:rsid="003e6ce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3" style:family="text">
      <style:text-properties style:font-name="Arial3" fo:font-size="12pt" fo:language="pt" fo:country="BR" fo:font-style="normal" fo:font-weight="normal" officeooo:rsid="00440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4" style:family="text">
      <style:text-properties style:font-name="Arial3" fo:font-size="12pt" fo:language="pt" fo:country="BR" fo:font-style="normal" fo:font-weight="normal" officeooo:rsid="0026b94f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5" style:family="text">
      <style:text-properties style:font-name="Arial3" fo:font-size="12pt" fo:language="pt" fo:country="BR" fo:font-style="normal" fo:font-weight="normal" officeooo:rsid="003a3ee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6" style:family="text">
      <style:text-properties style:font-name="Arial3" fo:font-size="12pt" fo:language="pt" fo:country="BR" fo:font-style="normal" fo:font-weight="normal" officeooo:rsid="002f1ce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7" style:family="text">
      <style:text-properties style:font-name="Arial3" fo:font-size="12pt" fo:language="pt" fo:country="BR" fo:font-style="normal" fo:font-weight="normal" officeooo:rsid="00644ab5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8" style:family="text">
      <style:text-properties style:font-name="Arial3" fo:font-size="12pt" fo:language="pt" fo:country="BR" fo:font-style="normal" fo:font-weight="normal" officeooo:rsid="0071af15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9" style:family="text">
      <style:text-properties style:font-name="Arial3" fo:font-size="12pt" fo:language="pt" fo:country="BR" fo:font-style="normal" fo:font-weight="normal" officeooo:rsid="0072145f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0" style:family="text">
      <style:text-properties style:font-name="Arial3" fo:font-size="12pt" fo:language="pt" fo:country="BR" fo:font-style="normal" fo:font-weight="normal" officeooo:rsid="00728b54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1" style:family="text">
      <style:text-properties style:font-name="Arial3" fo:font-size="12pt" fo:language="pt" fo:country="BR" fo:font-style="normal" fo:font-weight="normal" officeooo:rsid="007334e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2" style:family="text">
      <style:text-properties style:font-name="Arial3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3" style:family="text">
      <style:text-properties style:font-name="Arial3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4" style:family="text">
      <style:text-properties style:font-name="Arial3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5" style:family="text">
      <style:text-properties style:font-name="Arial3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6" style:family="text">
      <style:text-properties style:font-name="Arial3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7" style:family="text">
      <style:text-properties style:font-name="Arial3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8" style:family="text">
      <style:text-properties style:font-name="Arial3" fo:font-size="12pt" fo:language="pt" fo:country="BR" fo:font-style="normal" fo:font-weight="normal" officeooo:rsid="001dcf5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9" style:family="text">
      <style:text-properties style:font-name="Arial3" fo:font-size="12pt" fo:language="pt" fo:country="BR" fo:font-style="normal" fo:font-weight="normal" officeooo:rsid="0018f4ad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0" style:family="text">
      <style:text-properties style:font-name="Arial3" fo:font-size="12pt" fo:language="pt" fo:country="BR" fo:font-style="normal" fo:font-weight="normal" officeooo:rsid="002b6a1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1" style:family="text">
      <style:text-properties style:font-name="Arial3" fo:font-size="12pt" fo:language="pt" fo:country="BR" fo:font-style="normal" fo:font-weight="normal" officeooo:rsid="0026b94f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2" style:family="text">
      <style:text-properties style:font-name="Arial3" fo:font-size="12pt" fo:language="pt" fo:country="BR" fo:font-style="normal" fo:font-weight="normal" officeooo:rsid="00290ff3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3" style:family="text">
      <style:text-properties style:font-name="Arial3" fo:font-size="12pt" fo:language="pt" fo:country="BR" fo:font-style="normal" fo:font-weight="normal" officeooo:rsid="002b8b8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4" style:family="text">
      <style:text-properties style:font-name="Arial3" fo:font-size="12pt" fo:language="pt" fo:country="BR" fo:font-style="normal" fo:font-weight="normal" officeooo:rsid="00289d1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5" style:family="text">
      <style:text-properties style:font-name="Arial3" fo:font-size="12pt" fo:language="pt" fo:country="BR" fo:font-style="normal" fo:font-weight="normal" officeooo:rsid="001b864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6" style:family="text">
      <style:text-properties style:font-name="Arial3" fo:font-size="12pt" fo:language="pt" fo:country="BR" fo:font-style="normal" fo:font-weight="normal" officeooo:rsid="002f1ce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7" style:family="text">
      <style:text-properties style:font-name="Arial3" fo:font-size="12pt" fo:language="pt" fo:country="BR" fo:font-style="normal" fo:font-weight="normal" officeooo:rsid="001bb47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8" style:family="text">
      <style:text-properties style:font-name="Arial3" fo:font-size="12pt" fo:language="pt" fo:country="BR" fo:font-style="normal" fo:font-weight="normal" officeooo:rsid="001c7f9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9" style:family="text">
      <style:text-properties style:font-name="Arial3" fo:font-size="12pt" fo:language="pt" fo:country="BR" fo:font-style="normal" fo:font-weight="bold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80" style:family="text">
      <style:text-properties style:font-name="Arial3" fo:font-size="12pt" fo:language="pt" fo:country="BR" fo:font-style="normal" fo:font-weight="bold" officeooo:rsid="0048ba5f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81" style:family="text">
      <style:text-properties style:font-name="Arial3" fo:font-size="12pt" fo:language="pt" fo:country="BR" fo:font-style="normal" fo:font-weight="bold" officeooo:rsid="004d2bb1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82" style:family="text">
      <style:text-properties style:font-name="Arial3" fo:font-size="12pt" fo:language="pt" fo:country="BR" fo:font-style="normal" fo:font-weight="bold" officeooo:rsid="004634d4" fo:background-color="#ffff00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83" style:family="text">
      <style:text-properties style:font-name="Arial3" fo:font-size="12pt" fo:language="pt" fo:country="BR" fo:font-style="normal" officeooo:rsid="0048ba5f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84" style:family="text">
      <style:text-properties style:font-name="Arial3" fo:font-size="12pt" fo:language="pt" fo:country="BR" fo:font-style="normal" officeooo:rsid="004d2bb1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85" style:family="text">
      <style:text-properties style:font-name="Arial3" fo:font-size="12pt" fo:language="pt" fo:country="BR" fo:font-style="normal" officeooo:rsid="004ecf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86" style:family="text">
      <style:text-properties style:font-name="Arial3" fo:font-size="12pt" fo:language="pt" fo:country="BR" fo:font-style="normal" officeooo:rsid="00508203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87" style:family="text">
      <style:text-properties style:font-name="Arial3" fo:font-size="12pt" fo:language="pt" fo:country="BR" fo:font-style="normal" officeooo:rsid="0053f2d4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88" style:family="text">
      <style:text-properties style:font-name="Arial3" fo:font-size="12pt" fo:language="pt" fo:country="BR" fo:font-style="normal" officeooo:rsid="005eb0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89" style:family="text">
      <style:text-properties style:font-name="Arial3" fo:font-size="12pt" fo:language="pt" fo:country="BR" fo:font-weight="bold" officeooo:rsid="00275b99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90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91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92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93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94" style:family="text">
      <style:text-properties fo:color="#000000" style:font-name="Arial3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95" style:family="text">
      <style:text-properties fo:color="#000000" style:font-name="Arial3" fo:font-size="12pt" fo:language="pt" fo:country="BR" fo:font-style="normal" fo:font-weight="normal" officeooo:rsid="00260317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96" style:family="text">
      <style:text-properties fo:color="#000000" style:font-name="Arial3" fo:font-size="12pt" fo:language="pt" fo:country="BR" fo:font-style="normal" officeooo:rsid="003a3ee6" style:letter-kerning="true" fo:background-color="#ffffff" loext:char-shading-value="0" style:font-name-asian="SimSun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97" style:family="text">
      <style:text-properties fo:color="#000000" style:font-name="Arial3" fo:font-size="12pt" fo:language="pt" fo:country="BR" fo:font-style="normal" officeooo:rsid="00382bf9" style:letter-kerning="true" fo:background-color="#ffffff" loext:char-shading-value="0" style:font-name-asian="SimSun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98" style:family="text">
      <style:text-properties fo:color="#000000" style:text-outline="false" style:text-line-through-style="none" style:text-line-through-type="none" style:font-name="Liberation Serif" fo:font-size="12pt" fo:letter-spacing="normal" fo:language="pt" fo:country="BR" fo:font-style="normal" fo:text-shadow="none" style:text-underline-style="none" fo:font-weight="normal" officeooo:rsid="0043eb0d" style:letter-kerning="true" style:font-size-asian="12pt" style:font-style-asian="normal" style:font-weight-asian="normal" style:font-weight-complex="normal" style:text-emphasize="none"/>
    </style:style>
    <style:style style:name="T99" style:family="text">
      <style:text-properties fo:color="#000000" style:text-outline="false" style:text-line-through-style="none" style:text-line-through-type="none" style:font-name="arial" fo:font-size="12pt" fo:letter-spacing="normal" fo:language="pt" fo:country="BR" fo:font-style="normal" fo:text-shadow="none" style:text-underline-style="none" fo:font-weight="normal" officeooo:rsid="0025c4d3" style:letter-kerning="true" style:font-size-asian="12pt" style:language-asian="en" style:country-asian="US" style:font-style-asian="normal" style:font-weight-asian="normal" style:font-name-complex="Arial7" style:font-size-complex="12pt" style:language-complex="ar" style:country-complex="SA" style:font-weight-complex="normal" style:text-emphasize="none"/>
    </style:style>
    <style:style style:name="T100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01" style:family="text">
      <style:text-properties style:font-name="Arial4" fo:font-size="12pt" fo:language="pt" fo:country="BR" fo:font-weight="normal" officeooo: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02" style:family="text">
      <style:text-properties style:font-name="Arial4" fo:font-size="12pt" fo:language="pt" fo:country="BR" fo:font-weight="normal" officeooo: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03" style:family="text">
      <style:text-properties style:font-name="Arial4" fo:font-size="12pt" fo:language="pt" fo:country="BR" fo:font-weight="normal" officeooo:rsid="0069e70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04" style:family="text">
      <style:text-properties style:font-name="Arial4" fo:font-size="12pt" fo:language="pt" fo:country="BR" fo:font-weight="normal" officeooo:rsid="006b62d1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05" style:family="text">
      <style:text-properties style:font-name="Arial4" fo:font-size="12pt" fo:language="pt" fo:country="BR" fo:font-weight="normal" officeooo:rsid="0043eb0d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06" style:family="text">
      <style:text-properties style:font-name="Arial4" fo:font-size="12pt" fo:language="pt" fo:country="BR" style:font-size-asian="12pt" style:language-asian="en" style:country-asian="US" style:font-name-complex="Arial7" style:font-size-complex="12pt" style:language-complex="ar" style:country-complex="SA"/>
    </style:style>
    <style:style style:name="T107" style:family="text">
      <style:text-properties style:font-name="Arial4" fo:font-size="12pt" fo:language="pt" fo:country="BR" officeooo:rsid="006a9e61" style:font-size-asian="12pt" style:language-asian="en" style:country-asian="US" style:font-name-complex="Arial7" style:font-size-complex="12pt" style:language-complex="ar" style:country-complex="SA"/>
    </style:style>
    <style:style style:name="T108" style:family="text">
      <style:text-properties style:font-name="Arial4" fo:font-size="12pt" fo:language="pt" fo:country="BR" officeooo:rsid="006b62d1" style:font-size-asian="12pt" style:language-asian="en" style:country-asian="US" style:font-name-complex="Arial7" style:font-size-complex="12pt" style:language-complex="ar" style:country-complex="SA"/>
    </style:style>
    <style:style style:name="T109" style:family="text">
      <style:text-properties style:font-name="Arial4" fo:font-size="12pt" fo:language="pt" fo:country="BR" fo:font-weight="bold" officeooo:rsid="0025c4d3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T110" style:family="text">
      <style:text-properties style:font-name="Arial4" fo:language="pt" fo:country="BR" fo:font-weight="normal" officeooo:rsid="0018dcc8" style:font-weight-asian="normal" style:font-weight-complex="normal"/>
    </style:style>
    <style:style style:name="T111" style:family="text">
      <style:text-properties style:font-name="Arial4" fo:language="pt" fo:country="BR" fo:font-weight="normal" officeooo:rsid="0024cff8" style:font-weight-asian="normal" style:font-weight-complex="normal"/>
    </style:style>
    <style:style style:name="T112" style:family="text">
      <style:text-properties style:font-name="Arial4" fo:language="pt" fo:country="BR" fo:font-weight="normal" officeooo:rsid="0043eb0d" style:font-weight-asian="normal" style:font-weight-complex="normal"/>
    </style:style>
    <style:style style:name="T113" style:family="text">
      <style:text-properties officeooo:rsid="0024cff8"/>
    </style:style>
    <style:style style:name="T114" style:family="text">
      <style:text-properties fo:font-weight="bold" officeooo:rsid="0025c4d3" style:font-weight-asian="bold"/>
    </style:style>
    <style:style style:name="T115" style:family="text">
      <style:text-properties fo:font-weight="bold" officeooo:rsid="00275b99" style:font-weight-asian="bold"/>
    </style:style>
    <style:style style:name="T116" style:family="text">
      <style:text-properties fo:font-weight="bold" officeooo:rsid="00330e12" style:font-weight-asian="bold"/>
    </style:style>
    <style:style style:name="T117" style:family="text">
      <style:text-properties fo:font-weight="normal" officeooo:rsid="005235c4" style:font-weight-asian="normal" style:font-weight-complex="normal"/>
    </style:style>
    <style:style style:name="T118" style:family="text">
      <style:text-properties fo:font-weight="normal" officeooo:rsid="0053f2d4" style:font-weight-asian="normal" style:font-weight-complex="normal"/>
    </style:style>
    <style:style style:name="T119" style:family="text">
      <style:text-properties fo:font-weight="normal" officeooo:rsid="005eb0fe" style:font-weight-asian="normal" style:font-weight-complex="normal"/>
    </style:style>
    <style:style style:name="T120" style:family="text">
      <style:text-properties fo:font-weight="normal" officeooo:rsid="00644ab5" style:font-weight-asian="normal" style:font-weight-complex="normal"/>
    </style:style>
    <style:style style:name="T121" style:family="text">
      <style:text-properties officeooo:rsid="002518ac"/>
    </style:style>
    <style:style style:name="T122" style:family="text">
      <style:text-properties officeooo:rsid="0025c4d3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officeooo:rsid="0043eb0d" style:font-style-asian="italic" style:font-style-complex="italic"/>
    </style:style>
    <style:style style:name="T125" style:family="text">
      <style:text-properties fo:font-style="italic" officeooo:rsid="00421411" fo:background-color="transparent" loext:char-shading-value="0" style:font-style-asian="italic" style:font-style-complex="italic"/>
    </style:style>
    <style:style style:name="T126" style:family="text">
      <style:text-properties fo:font-style="italic" officeooo:rsid="005e26ca" fo:background-color="transparent" loext:char-shading-value="0" style:font-style-asian="italic" style:font-style-complex="italic"/>
    </style:style>
    <style:style style:name="T127" style:family="text">
      <style:text-properties fo:font-variant="normal" fo:text-transform="none" fo:color="#222222" style:font-name="arial1" fo:font-size="12pt" fo:letter-spacing="normal" fo:font-style="normal" fo:font-weight="normal" style:font-weight-asian="normal" style:font-weight-complex="normal"/>
    </style:style>
    <style:style style:name="T128" style:family="text">
      <style:text-properties fo:font-variant="normal" fo:text-transform="none" fo:color="#222222" style:font-name="arial1" fo:font-size="12pt" fo:letter-spacing="normal" fo:font-style="normal" fo:font-weight="normal" officeooo:rsid="002bdb4f" style:font-weight-asian="normal" style:font-weight-complex="normal"/>
    </style:style>
    <style:style style:name="T129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style:font-name="arial1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style:font-name="Arial5" fo:letter-spacing="normal"/>
    </style:style>
    <style:style style:name="T132" style:family="text">
      <style:text-properties fo:font-variant="normal" fo:text-transform="none" style:font-name="Arial5" fo:letter-spacing="normal" officeooo:rsid="0053f2d4"/>
    </style:style>
    <style:style style:name="T133" style:family="text">
      <style:text-properties style:use-window-font-color="true" style:font-name="Arial3" fo:font-size="12pt" fo:language="pt" fo:country="BR" fo:font-weight="normal" officeooo:rsid="000d384e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4" style:family="text">
      <style:text-properties style:use-window-font-color="true" style:font-name="Arial3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5" style:family="text">
      <style:text-properties style:use-window-font-color="true" style:font-name="Arial3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6" style:family="text">
      <style:text-properties style:use-window-font-color="true" style:font-name="Arial3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7" style:family="text">
      <style:text-properties style:use-window-font-color="true" style:font-name="Arial3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8" style:family="text">
      <style:text-properties style:use-window-font-color="true" style:font-name="Arial3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39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140" style:family="text">
      <style:text-properties fo:font-style="normal" officeooo:rsid="0044b667" fo:background-color="transparent" loext:char-shading-value="0" style:font-style-asian="normal" style:font-style-complex="normal"/>
    </style:style>
    <style:style style:name="T141" style:family="text">
      <style:text-properties fo:font-style="normal" officeooo:rsid="004748ea" fo:background-color="transparent" loext:char-shading-value="0" style:font-style-asian="normal" style:font-style-complex="normal"/>
    </style:style>
    <style:style style:name="T142" style:family="text">
      <style:text-properties fo:font-style="normal" officeooo:rsid="00483d8d" fo:background-color="transparent" loext:char-shading-value="0" style:font-style-asian="normal" style:font-style-complex="normal"/>
    </style:style>
    <style:style style:name="T143" style:family="text">
      <style:text-properties fo:font-style="normal" officeooo:rsid="004a4214" fo:background-color="transparent" loext:char-shading-value="0" style:font-style-asian="normal" style:font-style-complex="normal"/>
    </style:style>
    <style:style style:name="T144" style:family="text">
      <style:text-properties fo:font-style="normal" officeooo:rsid="0054d12e" fo:background-color="transparent" loext:char-shading-value="0" style:font-style-asian="normal" style:font-style-complex="normal"/>
    </style:style>
    <style:style style:name="T145" style:family="text">
      <style:text-properties fo:font-style="normal" officeooo:rsid="005deebf" fo:background-color="transparent" loext:char-shading-value="0" style:font-style-asian="normal" style:font-style-complex="normal"/>
    </style:style>
    <style:style style:name="T146" style:family="text">
      <style:text-properties fo:font-style="normal" officeooo:rsid="005e26ca" fo:background-color="transparent" loext:char-shading-value="0" style:font-style-asian="normal" style:font-style-complex="normal"/>
    </style:style>
    <style:style style:name="T147" style:family="text">
      <style:text-properties fo:font-style="normal" officeooo:rsid="006e99f2" fo:background-color="transparent" loext:char-shading-value="0" style:font-style-asian="normal" style:font-style-complex="normal"/>
    </style:style>
    <style:style style:name="T148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04634d4" fo:background-color="transparent" loext:char-shading-value="0" style:font-size-asian="10.5pt" style:font-style-asian="normal" style:font-weight-asian="bold" style:font-style-complex="normal" style:font-weight-complex="bold"/>
    </style:style>
    <style:style style:name="T151" style:family="text">
      <style:text-properties officeooo:rsid="00330e12"/>
    </style:style>
    <style:style style:name="T152" style:family="text">
      <style:text-properties style:font-name="Arial6" fo:font-style="normal" officeooo:rsid="002b7b8a" fo:background-color="transparent" loext:char-shading-value="0" style:font-size-asian="10.5pt" style:font-style-asian="normal" style:font-style-complex="normal"/>
    </style:style>
    <style:style style:name="T153" style:family="text">
      <style:text-properties style:font-name="Arial6" fo:font-style="normal" officeooo:rsid="002e5cb2" fo:background-color="transparent" loext:char-shading-value="0" style:font-size-asian="10.5pt" style:font-style-asian="normal" style:font-style-complex="normal"/>
    </style:style>
    <style:style style:name="T154" style:family="text">
      <style:text-properties style:font-name="Arial6" fo:font-style="normal" officeooo:rsid="0029cbea" fo:background-color="transparent" loext:char-shading-value="0" style:font-size-asian="10.5pt" style:font-style-asian="normal" style:font-style-complex="normal"/>
    </style:style>
    <style:style style:name="T155" style:family="text">
      <style:text-properties style:font-name="Arial6" fo:font-style="italic" officeooo:rsid="002b7b8a" fo:background-color="transparent" loext:char-shading-value="0" style:font-size-asian="10.5pt" style:font-style-asian="italic" style:font-style-complex="italic"/>
    </style:style>
    <style:style style:name="T156" style:family="text">
      <style:text-properties style:font-name="Arial6" fo:font-style="italic" officeooo:rsid="0029ef1b" fo:background-color="transparent" loext:char-shading-value="0" style:font-size-asian="10.5pt" style:font-style-asian="italic" style:font-style-complex="italic"/>
    </style:style>
    <style:style style:name="T157" style:family="text">
      <style:text-properties officeooo:rsid="0033bdf9"/>
    </style:style>
    <style:style style:name="T158" style:family="text">
      <style:text-properties officeooo:rsid="003bc474"/>
    </style:style>
    <style:style style:name="T159" style:family="text">
      <style:text-properties officeooo:rsid="00407c8f"/>
    </style:style>
    <style:style style:name="T160" style:family="text">
      <style:text-properties officeooo:rsid="0043eb0d"/>
    </style:style>
    <style:style style:name="T161" style:family="text">
      <style:text-properties officeooo:rsid="004634d4"/>
    </style:style>
    <style:style style:name="T162" style:family="text">
      <style:text-properties officeooo:rsid="004748ea"/>
    </style:style>
    <style:style style:name="T163" style:family="text">
      <style:text-properties officeooo:rsid="004d2bb1"/>
    </style:style>
    <style:style style:name="T164" style:family="text">
      <style:text-properties officeooo:rsid="0054d12e"/>
    </style:style>
    <style:style style:name="T165" style:family="text">
      <style:text-properties style:font-name="arial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66" style:family="text">
      <style:text-properties style:font-name="arial" fo:font-size="12pt" fo:language="pt" fo:country="BR" fo:font-style="normal" fo:font-weight="normal" officeooo:rsid="005a00c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67" style:family="text">
      <style:text-properties officeooo:rsid="005eb0fe"/>
    </style:style>
    <style:style style:name="T168" style:family="text">
      <style:text-properties officeooo:rsid="005efa5d"/>
    </style:style>
    <style:style style:name="T169" style:family="text">
      <style:text-properties officeooo:rsid="005f8a26"/>
    </style:style>
    <style:style style:name="T170" style:family="text">
      <style:text-properties fo:language="pt" fo:country="BR" style:language-asian="en" style:country-asian="US" style:language-complex="ar" style:country-complex="SA"/>
    </style:style>
    <style:style style:name="T171" style:family="text">
      <style:text-properties officeooo:rsid="00644ab5"/>
    </style:style>
    <style:style style:name="T172" style:family="text">
      <style:text-properties officeooo:rsid="00678d85" fo:background-color="transparent" loext:char-shading-value="0"/>
    </style:style>
    <style:style style:name="T173" style:family="text">
      <style:text-properties style:font-name="Arial" fo:font-style="normal" officeooo:rsid="006e99f2" fo:background-color="transparent" loext:char-shading-value="0" style:font-style-asian="normal" style:font-style-complex="normal"/>
    </style:style>
    <style:style style:name="T174" style:family="text">
      <style:text-properties style:font-name="Arial" officeooo:rsid="006ff71e"/>
    </style:style>
    <style:style style:name="T175" style:family="text">
      <style:text-properties officeooo:rsid="006ff71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1.041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STITUTO FEDERAL DE EDUCAÇÃO, CIÊNCIA E </text:p>
      <text:p text:style-name="P13">TECNOLOGIA DE SÃO PAULO</text:p>
      <text:p text:style-name="P9">CÂMPU<text:span text:style-name="T113">S VOTUPORANGA</text:span></text:p>
      <text:p text:style-name="P41"/>
      <text:p text:style-name="P41"/>
      <text:p text:style-name="P41"/>
      <text:p text:style-name="P41"/>
      <text:p text:style-name="P41"/>
      <text:p text:style-name="P11">MARIANA DE ALMEIDA RODRIGUES</text:p>
      <text:p text:style-name="P41"/>
      <text:p text:style-name="P41"/>
      <text:p text:style-name="P42"/>
      <text:p text:style-name="P12">BOAS PRÁTICAS DE PROGRAMAÇÃO NO DESENVOLVIMENTO DE APLICAÇÕES WEB</text:p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">VOTUPORANGA</text:p>
      <text:p text:style-name="P3">2020</text:p>
      <text:p text:style-name="P14">Mariana de Almeida Rodrig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BOAS PRÁTICAS DE PROGRAMAÇÃO NO DESENVOLVIMENTO DE APLICAÇÕES WEB </text:p>
      <text:p text:style-name="P5"/>
      <text:p text:style-name="P5"/>
      <text:p text:style-name="P46"><text:span text:style-name="T110">Trabalho de Conclusão de Curso apresentado como exigência parcial para obtenção do diploma do curso </text:span><text:span text:style-name="T112">Técnico em Informática Integrado ao Ensino Médio</text:span><text:span text:style-name="T98"> no </text:span><text:span text:style-name="T110">Instituto Federal de Educação, Ciência e Tecnologia de São Paulo, Câmpus </text:span><text:span text:style-name="T111">Votuporanga</text:span><text:span text:style-name="T110">.</text:span></text:p>
      <text:p text:style-name="P6"/>
      <text:p text:style-name="P40">Professor Orientador: <text:span text:style-name="T113">Ubiratan Zakaib do Nascimento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Votuporanga</text:p>
      <text:p text:style-name="P8">2020</text:p>
      <text:p text:style-name="P29">LISTA DE S<text:span text:style-name="T121">IGLAS</text:span></text:p>
      <text:p text:style-name="P16"/>
      <text:p text:style-name="P27"><text:span text:style-name="T24">PHP - </text:span><text:span text:style-name="T127">PHP: Hypertext Preprocessor </text:span></text:p>
      <text:p text:style-name="P27"><text:span text:style-name="T128">SQL - </text:span><text:span text:style-name="T127">Structured Query Language</text:span></text:p>
      <text:p text:style-name="P27"><text:span text:style-name="T128">URL - </text:span><text:span text:style-name="T127">Uniform Resource Locator</text:span></text:p>
      <text:p text:style-name="P18"/>
      <text:p text:style-name="P26"/>
      <text:table-of-content text:style-name="Sect1" text:name="Índice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Índice1_Head">
            <text:p text:style-name="P55">SUMÁRIO</text:p>
          </text:index-title>
          <text:p text:style-name="P53"><text:a xlink:type="simple" xlink:href="#__RefHeading___Toc1530_722870434" text:style-name="Index_20_Link" text:visited-style-name="Index_20_Link">1 INTRODUÇÃO<text:tab/>15</text:a></text:p>
          <text:p text:style-name="P54"><text:a xlink:type="simple" xlink:href="#__RefHeading___Toc1636_722870434" text:style-name="Index_20_Link" text:visited-style-name="Index_20_Link">1.2 OBJETIVO GERAL<text:tab/>15</text:a></text:p>
          <text:p text:style-name="P54"><text:a xlink:type="simple" xlink:href="#__RefHeading___Toc1668_722870434" text:style-name="Index_20_Link" text:visited-style-name="Index_20_Link">1.3 OBJETIVOS ESPECÍFICOS<text:tab/>15</text:a></text:p>
          <text:p text:style-name="P54"><text:a xlink:type="simple" xlink:href="#__RefHeading___Toc1666_722870434" text:style-name="Index_20_Link" text:visited-style-name="Index_20_Link">1.</text:a><text:a xlink:type="simple" xlink:href="#__RefHeading___Toc1666_722870434" text:style-name="Index_20_Link" text:visited-style-name="Index_20_Link">4</text:a><text:a xlink:type="simple" xlink:href="#__RefHeading___Toc1666_722870434" text:style-name="Index_20_Link" text:visited-style-name="Index_20_Link"> </text:a><text:a xlink:type="simple" xlink:href="#__RefHeading___Toc1666_722870434" text:style-name="Index_20_Link" text:visited-style-name="Index_20_Link">JUSTIFICATIVA</text:a><text:a xlink:type="simple" xlink:href="#__RefHeading___Toc1666_722870434" text:style-name="Index_20_Link" text:visited-style-name="Index_20_Link"><text:tab/>16</text:a></text:p>
          <text:p text:style-name="P54"><text:a xlink:type="simple" xlink:href="#__RefHeading___Toc1664_722870434" text:style-name="Index_20_Link" text:visited-style-name="Index_20_Link">1.5 METODOLOGIA<text:tab/>16</text:a></text:p>
          <text:p text:style-name="P54"><text:a xlink:type="simple" xlink:href="#__RefHeading___Toc1662_722870434" text:style-name="Index_20_Link" text:visited-style-name="Index_20_Link">1.6 ESTADO DA ARTE<text:tab/>17</text:a></text:p>
          <text:p text:style-name="P53"><text:a xlink:type="simple" xlink:href="#__RefHeading___Toc1532_722870434" text:style-name="Index_20_Link" text:visited-style-name="Index_20_Link">2 CONCEITOS BÁSICOS SOBRE O TEMA EM ESTUDO<text:tab/>19</text:a></text:p>
          <text:p text:style-name="P54"><text:a xlink:type="simple" xlink:href="#__RefHeading___Toc1660_722870434" text:style-name="Index_20_Link" text:visited-style-name="Index_20_Link">2.1 SEGURANÇA DA INFORMAÇÃO<text:tab/>19</text:a></text:p>
          <text:p text:style-name="P54"><text:a xlink:type="simple" xlink:href="#__RefHeading___Toc1658_722870434" text:style-name="Index_20_Link" text:visited-style-name="Index_20_Link">2.2 PILARES DA SEGURANÇA<text:tab/>20</text:a></text:p>
          <text:p text:style-name="P53"><text:a xlink:type="simple" xlink:href="#__RefHeading___Toc1534_722870434" text:style-name="Index_20_Link" text:visited-style-name="Index_20_Link">3</text:a><text:a xlink:type="simple" xlink:href="#__RefHeading___Toc1534_722870434" text:style-name="Index_20_Link" text:visited-style-name="Index_20_Link"> </text:a><text:a xlink:type="simple" xlink:href="#__RefHeading___Toc1534_722870434" text:style-name="Index_20_Link" text:visited-style-name="Index_20_Link">DESENVOLVIMENTO</text:a><text:a xlink:type="simple" xlink:href="#__RefHeading___Toc1534_722870434" text:style-name="Index_20_Link" text:visited-style-name="Index_20_Link"><text:tab/>21</text:a></text:p>
          <text:p text:style-name="P54"><text:a xlink:type="simple" xlink:href="#__RefHeading___Toc1656_722870434" text:style-name="Index_20_Link" text:visited-style-name="Index_20_Link">3.1 MATERIAIS E MÉTODOS<text:tab/>21</text:a></text:p>
          <text:p text:style-name="P54"><text:a xlink:type="simple" xlink:href="#__RefHeading___Toc1654_722870434" text:style-name="Index_20_Link" text:visited-style-name="Index_20_Link">3.2 DESCRIÇÃO DAS PRINCIPAIS FERRAMENTAS<text:tab/>21</text:a></text:p>
          <text:p text:style-name="P54"><text:a xlink:type="simple" xlink:href="#__RefHeading___Toc1652_722870434" text:style-name="Index_20_Link" text:visited-style-name="Index_20_Link">3.2.1 APACHE<text:tab/>21</text:a></text:p>
          <text:p text:style-name="P54"><text:a xlink:type="simple" xlink:href="#__RefHeading___Toc1650_722870434" text:style-name="Index_20_Link" text:visited-style-name="Index_20_Link">3.2.2 </text:a><text:a xlink:type="simple" xlink:href="#__RefHeading___Toc1650_722870434" text:style-name="Index_20_Link" text:visited-style-name="Index_20_Link">BOOTSTRAP</text:a><text:a xlink:type="simple" xlink:href="#__RefHeading___Toc1650_722870434" text:style-name="Index_20_Link" text:visited-style-name="Index_20_Link"><text:tab/>22</text:a></text:p>
          <text:p text:style-name="P54"><text:a xlink:type="simple" xlink:href="#__RefHeading___Toc1648_722870434" text:style-name="Index_20_Link" text:visited-style-name="Index_20_Link">3.2.3 </text:a><text:a xlink:type="simple" xlink:href="#__RefHeading___Toc1648_722870434" text:style-name="Index_20_Link" text:visited-style-name="Index_20_Link">DVWA</text:a><text:a xlink:type="simple" xlink:href="#__RefHeading___Toc1648_722870434" text:style-name="Index_20_Link" text:visited-style-name="Index_20_Link"><text:tab/>22</text:a></text:p>
          <text:p text:style-name="P54"><text:a xlink:type="simple" xlink:href="#__RefHeading___Toc1646_722870434" text:style-name="Index_20_Link" text:visited-style-name="Index_20_Link">3.2.4 </text:a><text:a xlink:type="simple" xlink:href="#__RefHeading___Toc1646_722870434" text:style-name="Index_20_Link" text:visited-style-name="Index_20_Link">JAVASCRIPT</text:a><text:a xlink:type="simple" xlink:href="#__RefHeading___Toc1646_722870434" text:style-name="Index_20_Link" text:visited-style-name="Index_20_Link"><text:tab/>22</text:a></text:p>
          <text:p text:style-name="P54"><text:a xlink:type="simple" xlink:href="#__RefHeading___Toc1644_722870434" text:style-name="Index_20_Link" text:visited-style-name="Index_20_Link"><text:s/>3.2.5 </text:a><text:a xlink:type="simple" xlink:href="#__RefHeading___Toc1644_722870434" text:style-name="Index_20_Link" text:visited-style-name="Index_20_Link">MYSQL</text:a><text:a xlink:type="simple" xlink:href="#__RefHeading___Toc1644_722870434" text:style-name="Index_20_Link" text:visited-style-name="Index_20_Link"><text:tab/>23</text:a></text:p>
          <text:p text:style-name="P54"><text:a xlink:type="simple" xlink:href="#__RefHeading___Toc1642_722870434" text:style-name="Index_20_Link" text:visited-style-name="Index_20_Link">3.2.6 </text:a><text:a xlink:type="simple" xlink:href="#__RefHeading___Toc1642_722870434" text:style-name="Index_20_Link" text:visited-style-name="Index_20_Link">NETBEANS IDE</text:a><text:a xlink:type="simple" xlink:href="#__RefHeading___Toc1642_722870434" text:style-name="Index_20_Link" text:visited-style-name="Index_20_Link"><text:tab/>23</text:a></text:p>
          <text:p text:style-name="P54"><text:a xlink:type="simple" xlink:href="#__RefHeading___Toc1640_722870434" text:style-name="Index_20_Link" text:visited-style-name="Index_20_Link"><text:s/>3.2.</text:a><text:a xlink:type="simple" xlink:href="#__RefHeading___Toc1640_722870434" text:style-name="Index_20_Link" text:visited-style-name="Index_20_Link">7</text:a><text:a xlink:type="simple" xlink:href="#__RefHeading___Toc1640_722870434" text:style-name="Index_20_Link" text:visited-style-name="Index_20_Link"> </text:a><text:a xlink:type="simple" xlink:href="#__RefHeading___Toc1640_722870434" text:style-name="Index_20_Link" text:visited-style-name="Index_20_Link">PHP</text:a><text:a xlink:type="simple" xlink:href="#__RefHeading___Toc1640_722870434" text:style-name="Index_20_Link" text:visited-style-name="Index_20_Link"><text:tab/>23</text:a></text:p>
          <text:p text:style-name="P54"><text:a xlink:type="simple" xlink:href="#__RefHeading___Toc1638_722870434" text:style-name="Index_20_Link" text:visited-style-name="Index_20_Link">3.2.8 VIRTUALBOX<text:tab/>24</text:a></text:p>
        </text:index-body>
      </text:table-of-content>
      <text:p text:style-name="P10"/>
      <text:h text:style-name="P59" text:outline-level="1"><text:bookmark-start text:name="__RefHeading___Toc1530_722870434"/>1 INTRODUÇÃO<text:bookmark-end text:name="__RefHeading___Toc1530_722870434"/></text:h>
      <text:p text:style-name="P68"><text:tab/>O <text:span text:style-name="T172">trabalho</text:span> tem a finalidade de mostrar formas <text:span text:style-name="T160">que, pretendem</text:span> deixar o desenvolvimento, neste caso destinado à <text:span text:style-name="T123">web</text:span>, mais seguro, mitigando ao máximo as possíveis <text:span text:style-name="T160">vulnerabilidades</text:span>. Para o norteamento dos principais problemas de segurança, foi usado o OWASP <text:span text:style-name="T122">(</text:span>Projeto Aberto de Segurança em Aplicações Web), que visa demonstrar <text:span text:style-name="T160">um </text:span><text:span text:style-name="T124">ranking</text:span><text:span text:style-name="T160"> d</text:span>as maiores falhas do ano e listá-las em tópicos, entre outras coisas como documentos, artigos, ferramentas do ramo <text:span text:style-name="T158">(</text:span>OWASP, 2020).</text:p>
      <text:p text:style-name="P69"><text:span text:style-name="T106"><text:tab/>Segundo o autor Carvalho et al.(2013), </text:span><text:span text:style-name="T107">talvez a</text:span><text:span text:style-name="T106"> indiferença em relação ao tema, seja pela falta de conhecimento sobre essas vulnerabilidades. </text:span><text:span text:style-name="T108">Então, pa</text:span><text:span text:style-name="T106">ra </text:span><text:span text:style-name="T108">trazer conhecimento, o trabalho irá mostrar</text:span><text:span text:style-name="T106"> uma ferramenta que contém diversos erros, </text:span><text:span text:style-name="T108">para representar um site feito fora das normas de segurança,</text:span><text:span text:style-name="T106"> </text:span><text:span text:style-name="T108">e desenvolver </text:span><text:span text:style-name="T103">uma aplicação segura. </text:span><text:span text:style-name="T104">E</text:span><text:span text:style-name="T103">sta será </text:span><text:span text:style-name="T104">um exemplo</text:span><text:span text:style-name="T103"> correto a ser seguid</text:span><text:span text:style-name="T104">o.</text:span></text:p>
      <text:p text:style-name="P69"><text:span text:style-name="T104"/></text:p>
      <text:p text:style-name="Heading_20_2"><text:bookmark-start text:name="__RefHeading___Toc1636_722870434"/><text:span text:style-name="T115">1.</text:span><text:span text:style-name="T114">2 OBJETIVO GERAL</text:span><text:bookmark-end text:name="__RefHeading___Toc1636_722870434"/></text:p>
      <text:p text:style-name="P73"><text:span text:style-name="T109"><text:tab/><text:tab/><text:tab/></text:span><text:span text:style-name="T101">Ressaltar a importância de uma programação pensada corretamente, que v</text:span><text:span text:style-name="T105">isa </text:span><text:span text:style-name="T101">gerar mais segurança tanto para </text:span><text:span text:style-name="T104">o desenvolvedor</text:span><text:span text:style-name="T101">, </text:span><text:span text:style-name="T104">quanto</text:span><text:span text:style-name="T105"> </text:span><text:span text:style-name="T101">para o </text:span><text:span text:style-name="T104">usuário</text:span><text:span text:style-name="T101">. </text:span><text:span text:style-name="T105">A</text:span><text:span text:style-name="T104">lém disso, a</text:span><text:span text:style-name="T105">presentar</text:span><text:span text:style-name="T101"> também que a segurança é um assunto de extrema importância, que não deve ser feita a partir de lógicas ou retalhos de códigos, que não seguem algum padrão ou norma específica, para que seja discutida como a principal parte de um projeto em execução.</text:span></text:p>
      <text:p text:style-name="P43"/>
      <text:p text:style-name="Heading_20_2"><text:bookmark-start text:name="__RefHeading___Toc1668_722870434"/><text:span text:style-name="T115">1.</text:span><text:span text:style-name="T116">3</text:span><text:span text:style-name="T114"> OBJETIVOS ESPECÍFICOS</text:span><text:bookmark-end text:name="__RefHeading___Toc1668_722870434"/></text:p>
      <text:list xml:id="list653913226" text:style-name="L1">
        <text:list-item>
          <text:p text:style-name="P62"><text:span text:style-name="T99">Demonstrar uma aplica</text:span><text:span text:style-name="T100">ção vulnerável, que não segue os devidos cuidados;</text:span></text:p>
        </text:list-item>
        <text:list-item>
          <text:p text:style-name="P63">Estudar a linguagem de programação PHP orientada a objeto;</text:p>
        </text:list-item>
        <text:list-item>
          <text:p text:style-name="P65"><text:span text:style-name="T101">Explorar as diversas formas de proteger o sistema </text:span><text:span text:style-name="T102">de</text:span><text:span text:style-name="T101"> ataques;</text:span></text:p>
        </text:list-item>
        <text:list-item>
          <text:p text:style-name="P63">Mostrar os resultados dos ataques em uma aplicação não segura;</text:p>
        </text:list-item>
        <text:list-item>
          <text:p text:style-name="P63">Mostrar as falhas de segurança que pode acontecer se a entrada e saída de dados não forem tratadas devidamente;</text:p>
        </text:list-item>
        <text:list-item>
          <text:p text:style-name="P64"><text:soft-page-break/>Desenvolver uma aplicação simples com algumas técnicas de proteção.</text:p>
        </text:list-item>
      </text:list>
      <text:p text:style-name="P43"/>
      <text:p text:style-name="Heading_20_2"><text:bookmark-start text:name="__RefHeading___Toc1666_722870434"/><text:span text:style-name="T92">1.</text:span><text:span text:style-name="T93">4</text:span><text:span text:style-name="T91"> </text:span><text:span text:style-name="T90">JUSTIFICATIVA </text:span><text:bookmark-end text:name="__RefHeading___Toc1666_722870434"/></text:p>
      <text:p text:style-name="P72"><text:span text:style-name="T95"><text:tab/></text:span><text:span text:style-name="T18">A cada dia, mais pessoas estão conectadas no mundo virtual, oferecendo seus dados, muitas vezes de forma não intencional. </text:span><text:span text:style-name="T19">Assim como cresce o número de usuários comuns, cresce também o número de usuários maliciosos, que estão</text:span><text:span text:style-name="T18"> tentando, </text:span><text:span text:style-name="T20">a todo momento,</text:span><text:span text:style-name="T18"> acess</text:span><text:span text:style-name="T20">ar esses dados.</text:span><text:span text:style-name="T18"> Quando expostos </text:span><text:span text:style-name="T17">de forma</text:span><text:span text:style-name="T18"> </text:span><text:span text:style-name="T17">ilícita</text:span><text:span text:style-name="T18">, </text:span><text:span text:style-name="T17">com</text:span><text:span text:style-name="T20">o</text:span><text:span text:style-name="T17"> </text:span><text:span text:style-name="T18">vazamento de fotos, contas de banco, informações pessoais e empresariais, podem se tornar uma fraude em uma eleição devido a </text:span><text:span text:style-name="T20">controle de </text:span><text:span text:style-name="T18">dados pessoais.</text:span></text:p>
      <text:p text:style-name="P72"><text:span text:style-name="T18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são inadmissíveis. Portanto, este trabalho ressalta o valor de se investir </text:span><text:span text:style-name="T21">na </text:span><text:span text:style-name="T18">área, pois existem diversas vulnerabilidades já conhecidas </text:span><text:span text:style-name="T22">e muitas, </text:span><text:span text:style-name="T21">a</text:span><text:span text:style-name="T22"> serem descobertas.</text:span></text:p>
      <text:p text:style-name="P17"/>
      <text:p text:style-name="Heading_20_2"><text:bookmark-start text:name="__RefHeading___Toc1664_722870434"/>1.<text:span text:style-name="T151">5</text:span> <text:span text:style-name="T159">METODOLOGIA</text:span><text:bookmark-end text:name="__RefHeading___Toc1664_722870434"/></text:p>
      <text:p text:style-name="P28"><text:span text:style-name="T89"><text:tab/></text:span><text:span text:style-name="T15">Antes do desenvolvimento prático,</text:span><text:span text:style-name="T21">foi</text:span><text:span text:style-name="T15"> realiza</text:span><text:span text:style-name="T21">do</text:span><text:span text:style-name="T15"> uma pesquisa exploratória e explicativa, </text:span><text:span text:style-name="T17">com o intuito de</text:span><text:span text:style-name="T15"> levantar informações sobre o problema e, assim, </text:span><text:span text:style-name="T21">poder</text:span><text:span text:style-name="T15"> formular hipóteses mais precisas. Além disso, </text:span><text:span text:style-name="T21">foi feito</text:span><text:span text:style-name="T15"> pesquisas experimentais e bibliográficas para se familiarizar mais com o tema proposto.</text:span></text:p>
      <text:p text:style-name="P70"><text:span text:style-name="T15"><text:tab/></text:span><text:span text:style-name="T23">Em seguida</text:span><text:span text:style-name="T15"> </text:span><text:span text:style-name="T21">foi realizado</text:span><text:span text:style-name="T15"> um estudo de caso e teste prático, de modo a concretizar as análises feitas. Elas t</text:span><text:span text:style-name="T21">êm</text:span><text:span text:style-name="T15"> </text:span><text:span text:style-name="T21">em</text:span><text:span text:style-name="T15">basamento bibliográfico, além de artigos e trabalhos acadêmicos de outros profissionais. </text:span><text:span text:style-name="T23">Além disso, é</text:span><text:span text:style-name="T15"> válido citar que o espaço em que esse estudo </text:span><text:span text:style-name="T17">ocorre</text:span><text:span text:style-name="T23">u</text:span><text:span text:style-name="T15"> </text:span><text:span text:style-name="T23">foi</text:span><text:span text:style-name="T15"> no meio virtual, pois o foco do trabalho são aplicações </text:span><text:span text:style-name="T13">web</text:span><text:span text:style-name="T15">. </text:span></text:p>
      <text:p text:style-name="P60"><text:bookmark-start text:name="__RefHeading___Toc1662_722870434"/>1.<text:span text:style-name="T159">6</text:span> <text:span text:style-name="T159">ESTADO DA ARTE</text:span><text:bookmark-end text:name="__RefHeading___Toc1662_722870434"/></text:p>
      <text:p text:style-name="Standard"><text:span text:style-name="T170">De acordo com os autores, L</text:span><text:span text:style-name="Emphasis">ü</text:span><text:span text:style-name="T170">ders e Bianchini (2017), a gestão pública vem adotando medidas que melhoram a segurança das Cidades Inteligentes. Elas </text:span><text:soft-page-break/><text:span text:style-name="T170">formam uma rede de informações que em sua maioria, usa a linguagem de programação PHP em 82,9% e softwares livres. A segurança deve estar em todas as fases do desenvolvimento, pois, a cada dia, a sofisticação dos ataques vem crescendo. 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cookies; e Any File Inclusion, que é quando um atacante insere um arquivo em um URL, que pode executar instruções maliciosas.</text:span></text:p>
      <text:p text:style-name="P44"><text:span text:style-name="T16">O </text:span><text:span text:style-name="T133">auto</text:span><text:span text:style-name="T135">r</text:span><text:span text:style-name="T134"> </text:span><text:span text:style-name="T136">S</text:span><text:span text:style-name="T138">ouza (</text:span><text:span text:style-name="T136">2012), </text:span><text:span text:style-name="T137">diz </text:span><text:span text:style-name="T136">que </text:span><text:span text:style-name="T25">a segurança de aplicações </text:span><text:span text:style-name="T1">Web </text:span><text:span text:style-name="T25">não recebe a notoriedade necessária pelas empresas de desenvolvimento. Tendo isso em mente, utilizou-se a metodologia proposta pela OWASP, </text:span><text:span text:style-name="T26">para realizar uma pesquisa qualitativa, </text:span><text:span text:style-name="T25">com a finalidade de testar se os métodos propostos são possíveis de serem aplicados </text:span><text:span text:style-name="T27">valoriza</text:span><text:span text:style-name="T26">ndo</text:span><text:span text:style-name="T27"> os princípios de segurança </text:span><text:span text:style-name="T26">de </text:span><text:span text:style-name="T27">confidencialidade, integridade, autenticidade e disponibilidade. O </text:span><text:span text:style-name="T26">resultado foi que </text:span><text:span text:style-name="T27">os desenvolvedores não utilizam normas de segurança durante o ciclo </text:span><text:span text:style-name="T29">de </text:span><text:span text:style-name="T27">vida dos projetos de </text:span><text:span text:style-name="T2">software</text:span><text:span text:style-name="T27">. Logo, a solução encontrada </text:span><text:span text:style-name="T28">é</text:span><text:span text:style-name="T27"> adotar técnicas e recomendações de segurança no desenvolvimento de aplicações </text:span><text:span text:style-name="T2">Web </text:span><text:span text:style-name="T30">através de metodologias para tratar riscos e ameaças.</text:span></text:p>
      <text:p text:style-name="P45"><text:span text:style-name="T62">Os autores </text:span><text:span text:style-name="T63">C</text:span><text:span text:style-name="T67">eron</text:span><text:span text:style-name="T63"> et al. </text:span><text:span text:style-name="T67">(</text:span><text:span text:style-name="T63">[s.d.]) </text:span><text:span text:style-name="T66">também notaram</text:span><text:span text:style-name="T62"> que </text:span><text:span text:style-name="T64">mecanismos de busca estão sendo usados como uma ferramenta para localizar </text:span><text:span text:style-name="T9">sites</text:span><text:span text:style-name="T64"> vulneráveis. Algumas aplicações como </text:span><text:span text:style-name="T9">webmail</text:span><text:span text:style-name="T64">, aplicativos de gerenciamento remoto, fórum de discussões entre outros, contém as mesmas vulnerabilidades, sendo elas, </text:span><text:span text:style-name="T9">Cross Site Scripting, SQL Injection, Directory Transversal, </text:span><text:span text:style-name="T64">entre outras</text:span><text:span text:style-name="T9">. </text:span><text:span text:style-name="T64">Atualmente, </text:span><text:span text:style-name="T65">para analisar as técnicas de ataque, estão sendo projetadas ferramentas como o </text:span><text:span text:style-name="T64">PHP Honeypot Project (PHP.HoP), </text:span><text:span text:style-name="T65">que </text:span><text:span text:style-name="T64">emulam aplicações web vulneráveis e coletam informações sobre os acessos.</text:span></text:p>
      <text:p text:style-name="P47"><text:span text:style-name="T152">Com os dados coletados, foi possível constatar que em um período de 53 dias, foi totalizado 4902 acessos aos serviços</text:span><text:span text:style-name="T155"> web</text:span><text:span text:style-name="T156">, </text:span><text:span text:style-name="T153">isso sinaliza que há uma alta </text:span><text:span text:style-name="T152">procura por aplicações </text:span><text:span text:style-name="T155">web</text:span><text:span text:style-name="T152"> vulneráveis. </text:span><text:span text:style-name="T153">Mecanismos de busca como o </text:span><text:span text:style-name="T154">G</text:span><text:span text:style-name="T153">oogle e </text:span><text:span text:style-name="T154">Y</text:span><text:span text:style-name="T153">ahoo são ferramentas de sondagem para portas e aplicações, é uma técnica eficiente, pois mecanismos tradicionais de segurança não a detecta.</text:span></text:p>
      <text:p text:style-name="P47"><text:soft-page-break/><text:span text:style-name="T30">O </text:span><text:span text:style-name="T40">autor </text:span><text:span text:style-name="T41">Monteverde</text:span><text:span text:style-name="T42"> </text:span><text:span text:style-name="T41">(</text:span><text:span text:style-name="T42">2014) </text:span><text:span text:style-name="T40">defende que, o aumento do uso de aplicações </text:span><text:span text:style-name="T6">Web</text:span><text:span text:style-name="T40">, facilitou </text:span><text:span text:style-name="T43">não só a </text:span><text:span text:style-name="T44">se </text:span><text:span text:style-name="T43">consolidar como um dos principais meios de comunicação mas também</text:span><text:span text:style-name="T40"> </text:span><text:span text:style-name="T43">a expansão</text:span><text:span text:style-name="T40"> dos ataques a segurança, por outro lado, conhecer as principais vulnerabilidades, permite estabelecer medidas preventivas para garantir a segurança das aplicações, </text:span><text:span text:style-name="T45">executando,</text:span><text:span text:style-name="T43"> por exemplo, os pilares centrais da segurança. </text:span><text:span text:style-name="T45">Mas a</text:span><text:span text:style-name="T46">final o que são vulnerabilidades? São condições que podem virar falhas de segurança quando exploradas por alguém mal-intencionado. Elas são construídas ao longo do desenvolvimento a partir de uma s</text:span><text:span text:style-name="T45">é</text:span><text:span text:style-name="T46">rie de fatores, por exemplo, prazos curtos para entrega do trabalho, </text:span><text:span text:style-name="T45">falta de qualificação técnica dos desenvolvedores ou até mesmo uma ausência de revisão contínua e atualizações. </text:span><text:span text:style-name="T47">Entender essas falhas e resolv</text:span><text:span text:style-name="T48">ê</text:span><text:span text:style-name="T47">-las é o principal passo a ser tomado para evitar custos futuros com manutenção.</text:span></text:p>
      <text:p text:style-name="P47"><text:span text:style-name="T49">De acordo com o autor </text:span><text:span text:style-name="T41">Taha</text:span><text:span text:style-name="T42"> </text:span><text:span text:style-name="T41">(</text:span><text:span text:style-name="T42">2017), </text:span><text:span text:style-name="T50">g</text:span><text:span text:style-name="T51">rande parte d</text:span><text:span text:style-name="T50">as</text:span><text:span text:style-name="T51"> aplicações armazenam dados sensíveis, </text:span><text:span text:style-name="T52">com</text:span><text:span text:style-name="T51"> isso em mente, foi desenvolvido um guia de testes de segurança usando a metodologia OWASP como base, para ajudar os desenvolvedores em diversos estágios de aprendizado. O guia conta </text:span><text:span text:style-name="T53">com </text:span><text:span text:style-name="T51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7">software</text:span><text:span text:style-name="T51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47"><text:span text:style-name="T71">Os aut</text:span><text:span text:style-name="T54">ores </text:span><text:span text:style-name="T42">M</text:span><text:span text:style-name="T55">ontanheiro e</text:span><text:span text:style-name="T42"> C</text:span><text:span text:style-name="T55">arvalho</text:span><text:span text:style-name="T42"> </text:span><text:span text:style-name="T55">(</text:span><text:span text:style-name="T42">2018) </text:span><text:span text:style-name="T54">a</text:span><text:span text:style-name="T71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72">s</text:span><text:span text:style-name="T71"> </text:span><text:span text:style-name="T10">softwares</text:span><text:span text:style-name="T71"> são desenvolvidos em um prazo curto de tempo e são mais complexos. Então, os gestores optam por poupar custo e tempo, deixando a segurança como um acessório e não prioridade. </text:span><text:span text:style-name="T73">Contudo,</text:span><text:span text:style-name="T74"> toda a equipe de desenvolvimento deveria receber um treinamento sobre o assunto, com a finalidade de mitigar os riscos nas aplicações e entender como as falhas podem gerar vulnerabilidades.</text:span></text:p>
      <text:p text:style-name="P47"><text:soft-page-break/><text:span text:style-name="T56">Isso é comprovado</text:span><text:span text:style-name="T75"> pelos autores </text:span><text:span text:style-name="T63">C</text:span><text:span text:style-name="T67">osta</text:span><text:span text:style-name="T63"> et al. </text:span><text:span text:style-name="T67">(</text:span><text:span text:style-name="T63">2018), </text:span><text:span text:style-name="T76">que em </text:span><text:span text:style-name="T77">uma entrevista com desenvolvedores </text:span><text:span text:style-name="T11">web</text:span><text:span text:style-name="T77">, </text:span><text:span text:style-name="T78">visando </text:span><text:span text:style-name="T77">mensurar o nível de conhecimento </text:span><text:span text:style-name="T78">dos programadores em identificar, analisar e corrigir ameaças a segurança do código, </text:span><text:span text:style-name="T76">recolheu dados alarmantes</text:span><text:span text:style-name="T78">. Dos sessenta resultados obtidos pelo </text:span><text:span text:style-name="T12">survey, 73</text:span><text:span text:style-name="T78">% são respostas de profissionais com mais de 3 anos de experiência </text:span><text:span text:style-name="T70">e</text:span><text:span text:style-name="T78"> 57% contém curso superior. </text:span><text:span text:style-name="T70">Mesmo assim</text:span><text:span text:style-name="T68">, a pesquisa revela que os motivos para não </text:span><text:span text:style-name="T78">implementação de prevenç</text:span><text:span text:style-name="T68">ões contra os</text:span><text:span text:style-name="T78"> ataques são: falta de conhecimento </text:span><text:span text:style-name="T68">em </text:span><text:span text:style-name="T78">92%; prazos muito </text:span><text:span text:style-name="T68">a</text:span><text:span text:style-name="T78">pertados </text:span><text:span text:style-name="T68">em </text:span><text:span text:style-name="T78">70% e baixa prioridade em 47%.</text:span></text:p>
      <text:p text:style-name="P47"><text:span text:style-name="T68">Além disso, </text:span><text:span text:style-name="T69">90% dos entrevistados </text:span><text:span text:style-name="T68">disseram que</text:span><text:span text:style-name="T69"> a formação acadêmica não </text:span><text:span text:style-name="T68">oferece</text:span><text:span text:style-name="T69"> uma preparação adequada para lidar com segurança, </text:span><text:span text:style-name="T68">outros </text:span><text:span text:style-name="T69">50% considera o ensino insuficiente, enquanto 37,5% afirmam que o assunto não foi abordado em sua formação. D</text:span><text:span text:style-name="T68">os que conhecem o assunto, 47% aprenderam através de livros, cursos ou documentações oficiais, enquanto 17%, aprenderam com a prática da profissão.</text:span><text:span text:style-name="T69"> </text:span><text:span text:style-name="T68">E a</text:span><text:span text:style-name="T69">penas 30% afirmaram ter aprendido durante a formação acadêmica. </text:span><text:span text:style-name="T68">São números extremamente alarmantes </text:span><text:span text:style-name="T70">quando </text:span><text:span text:style-name="T68">esses profissionais desenvolvem diversos aplicativos, desde redes sociais até aplicativos de bancos, logo, isso pode afetar a vida de qualquer um e fazer diversos estragos.</text:span></text:p>
      <text:p text:style-name="P20"/>
      <text:h text:style-name="Heading_20_1" text:outline-level="1"><text:bookmark-start text:name="__RefHeading___Toc1532_722870434"/>2 CONCEITOS BÁSICOS SOBRE O TEMA EM ESTUDO<text:bookmark-end text:name="__RefHeading___Toc1532_722870434"/></text:h>
      <text:p text:style-name="Heading_20_2"><text:bookmark-start text:name="__RefHeading___Toc1660_722870434"/>2.1 SEGURANÇA DA INFORMAÇÃO<text:bookmark-end text:name="__RefHeading___Toc1660_722870434"/></text:p>
      <text:p text:style-name="Standard">Nos dias atuais, disponibilizam-se as informações em diversos sites ou aplicativos. Logo, quando se concede o acesso, essas informações não pertencem mais ao dono, mas sim à internet, onde todos, inclusive os sites e aplicativos onde foram postadas, podem usá-las para seu próprio bem.</text:p>
      <text:p text:style-name="P48">Tendo em vista o uso dos dados pessoais dos usuários pelas empresas, pode-se dizer que cada acesso vale ouro. É por meio dos cliques que os anúncios certos são direcionados as pessoas certas. Afinal, não é viável oferecer um produto a quem não quer comprar.</text:p>
      <text:p text:style-name="P48">Em resumo, ao levantar essas questões, pode-se chegar a um final absoluto, quem está cuidado dessas informações valiosas? As organizações pelas quais se <text:soft-page-break/>navega e acessa todos os dias. São elas as responsáveis pelos dados coletados em suas plataformas.</text:p>
      <text:p text:style-name="Standard">Enfim, o que seria Segurança da Informação? Segundo <text:span text:style-name="T164">Fontes (2017)</text:span>, é um conjunto de regras e ações que tem por razão proteger a informação. Sua existência coopera para que o sentido do que foi oferecido seja preservado para as empresas e organizações ou indivíduos.</text:p>
      <text:p text:style-name="Standard"/>
      <text:p text:style-name="P61"><text:bookmark-start text:name="__RefHeading___Toc1658_722870434"/>2.2 PILARES DA SEGURANÇA<text:bookmark-end text:name="__RefHeading___Toc1658_722870434"/></text:p>
      <text:p text:style-name="Standard">Para que a Segurança da Informação seja garantida, são necessários alguns pilares. Sendo eles: Disponibilidade, Integridade, Confidencialidade e Autenticidade.</text:p>
      <text:p text:style-name="Standard"><text:tab/>A Disponibilidade garante que o acesso ao serviço desejado esteja funcionando. Um ataque que afeta diretamente este pilar, é o DDoS, que significa em português ataque distribuído de negação de serviço, ele usa diversas máquinas de modo a sobrecarregar um servidor. Um servidor atende um determinado número de usuários ao mesmo tempo, quando excedido, ele não consegue atender a nenhum pedido, podendo travar ou até mesmo desligar sozinho.</text:p>
      <text:p text:style-name="Standard">Já a Integridade cuida para que as informações não sejam alteradas ou apagadas sem que o dono dessas informações faça isso. De acordo com Dantas (2011), a Integridade é afetada quando ocorre inserções, substituições ou exclusões no assunto da informação, ou quando há alterações nas permissões de acesso de um arquivo restrito.</text:p>
      <text:p text:style-name="Standard">Assim como a Confidencialidade trata para que um arquivo seja acessado apenas pelo seu dono, ou pessoa autorizada. Qualquer usuário que acessar sem a permissão do gestor, está atingindo este pilar, e ao acontecer isso, o segredo da informação é perdido.</text:p>
      <text:p text:style-name="Standard">Por último, a Autenticidade específica que as entidades envolvidas no processo de comunicação sejam elas mesmas, e que a informação passada não seja modificada após seu envio.</text:p>
      <text:p text:style-name="Standard">Além dos quatro pilares citados, existem alguns tópicos ligados a Segurança da Informação, como, Não Repudio, quando o individuo nega que a algo foi enviada por ele; Auditoria, registrar as ações que ocorreram na rede, para que no futuro sejam verificadas as irregularidades; e Legalidade, a informação armazenada deve estar de acordo com as leis atuais do seu tempo.</text:p>
      <text:p text:style-name="P66"><text:soft-page-break/><text:tab/>2.3 EXPLICAÇÃO SOBRE A ESPECIFIDADE DO SEU TEMA</text:p>
      <text:p text:style-name="P19"/>
      <text:h text:style-name="Heading_20_1" text:outline-level="1"><text:bookmark-start text:name="__RefHeading___Toc1534_722870434"/><text:span text:style-name="T150">3</text:span><text:span text:style-name="T148"> </text:span><text:span text:style-name="T149">DESENVOLVIMENTO</text:span><text:bookmark-end text:name="__RefHeading___Toc1534_722870434"/></text:h>
      <text:p text:style-name="Standard"><text:span text:style-name="T145">Dando</text:span><text:span text:style-name="T141"> início a parte prática da aplicação, serão necessárias algumas ferramentas e tecnologias, </text:span><text:span text:style-name="T142">neste capítulo será descrito quais são estes requisi</text:span><text:span text:style-name="T143">t</text:span><text:span text:style-name="T142">os técnicos e suas respectivas funções.</text:span></text:p>
      <text:p text:style-name="P22"/>
      <text:p text:style-name="Heading_20_2"><text:bookmark-start text:name="__RefHeading___Toc1656_722870434"/><text:span text:style-name="T161">3</text:span>.1 MATERIAIS E MÉTODOS <text:bookmark-end text:name="__RefHeading___Toc1656_722870434"/></text:p>
      <text:p text:style-name="Standard"><text:span text:style-name="T147">No</text:span><text:span text:style-name="T141"> desenvolvimento do trabalho </text:span><text:span text:style-name="T173">foi usado a</text:span><text:span text:style-name="T139"> linguage</text:span><text:span text:style-name="T146">m</text:span><text:span text:style-name="T139"> de prog</text:span><text:span text:style-name="T140">r</text:span><text:span text:style-name="T139">amação, PHP e </text:span><text:span text:style-name="T146">a linguagem de </text:span><text:span text:style-name="T126">scripting</text:span><text:span text:style-name="T146">,</text:span><text:span text:style-name="T139"> JavaScript, </text:span><text:span text:style-name="T147">o </text:span><text:span text:style-name="T139">Apache como servidor</text:span><text:span text:style-name="T125"> web</text:span><text:span text:style-name="T139">, </text:span><text:span text:style-name="T147">o </text:span><text:span text:style-name="T140">My</text:span><text:span text:style-name="T139">SQL para o gerenciamento do banco de dados, </text:span><text:span text:style-name="T147">o </text:span><text:span text:style-name="T140">VirtualBox para a virtualização do ambiente de ataque, </text:span><text:span text:style-name="T147">o </text:span><text:span text:style-name="T141">DVWA </text:span><text:span text:style-name="T146">p</text:span><text:span text:style-name="T141">ara </text:span><text:span text:style-name="T147">exemplificar</text:span><text:span text:style-name="T141"> a aplicação vu</text:span><text:span text:style-name="T143">l</text:span><text:span text:style-name="T141">ner</text:span><text:span text:style-name="T143">á</text:span><text:span text:style-name="T141">vel, </text:span><text:span text:style-name="T144">NetBeans como ambiente de </text:span><text:span text:style-name="T146">edição de código</text:span><text:span text:style-name="T139"> e o Bootstrap para o design </text:span><text:span text:style-name="T141">do sistema.</text:span></text:p>
      <text:p text:style-name="Standard"><text:span text:style-name="T162"><text:tab/>Além d</text:span>os requisitos citados, <text:span text:style-name="T175">foi</text:span> necessário também infraestrutura de rede para o desenvolvimento e pesquisa do trabalho e um computador <text:span text:style-name="T174">pra a execução d</text:span><text:span text:style-name="T162">a aplicação.</text:span></text:p>
      <text:p text:style-name="P21"/>
      <text:p text:style-name="Heading_20_2"><text:bookmark-start text:name="__RefHeading___Toc1654_722870434"/>3.2 DESCRIÇÃO DAS PRINCIPAIS FERRAMENTAS<text:bookmark-end text:name="__RefHeading___Toc1654_722870434"/></text:p>
      <text:p text:style-name="P49">Abaixo, será descrito as ferramentas utilizadas e suas funcionalidades.</text:p>
      <text:p text:style-name="Heading_20_2"><text:bookmark-start text:name="__RefHeading___Toc1652_722870434"/>3.2.1 APACHE<text:bookmark-end text:name="__RefHeading___Toc1652_722870434"/></text:p>
      <text:p text:style-name="Standard"><text:span text:style-name="T31">O servidor </text:span><text:span text:style-name="T3">web</text:span><text:span text:style-name="T31"> Apache mantém quase 50% das páginas na </text:span><text:span text:style-name="T3">internet</text:span><text:span text:style-name="T31"> ativas. Ele tem seu código-fonte aberto e também é multiplataformas. Foi criado em 1995, por Rob McCool.</text:span></text:p>
      <text:p text:style-name="Standard">O nome Apache vem em das tribos de nativos americanos, que lutaram e restiram aos ataques sofridos, em semelhança a comunidade de software livre.</text:p>
      <text:p text:style-name="Standard"><text:span text:style-name="T32">Segundo o autor </text:span><text:span text:style-name="T38">Marcelo (2005)</text:span><text:span text:style-name="T32">, as principais vantagens desse servidor são, suporte a autenticação baseada em HTTP, </text:span><text:span text:style-name="T4">Logs </text:span><text:span text:style-name="T32">customizáveis, configuração rápida e simples, entre outros.</text:span></text:p>
      <text:p text:style-name="P50"/>
      <text:p text:style-name="Heading_20_2"><text:bookmark-start text:name="__RefHeading___Toc1650_722870434"/><text:soft-page-break/><text:span text:style-name="T79">3.2.2 </text:span><text:span text:style-name="T80">BOOTSTRAP</text:span><text:bookmark-end text:name="__RefHeading___Toc1650_722870434"/></text:p>
      <text:p text:style-name="Standard"><text:span text:style-name="T33">Bootstrap é um </text:span><text:span text:style-name="T5">framework</text:span><text:span text:style-name="T33"> de desenvolvimento </text:span><text:span text:style-name="T5">web</text:span><text:span text:style-name="T33"> </text:span><text:span text:style-name="T34">de código aberto, </text:span><text:span text:style-name="T33">baseado em </text:span><text:span text:style-name="T37">HTML, CSS</text:span><text:span text:style-name="T33"> e </text:span><text:span text:style-name="T37">J</text:span><text:span text:style-name="T33">ava</text:span><text:span text:style-name="T37">S</text:span><text:span text:style-name="T33">cript que facilita o design do site e também contribui para que o usuário </text:span><text:span text:style-name="T34">se </text:span><text:span text:style-name="T33">sinta </text:span><text:span text:style-name="T57">mais à vontade</text:span><text:span text:style-name="T34">,</text:span><text:span text:style-name="T33"> facilidade e segurança usando a aplicação, </text:span><text:span text:style-name="T34">segundo o </text:span><text:span text:style-name="T35">autor do site</text:span><text:span text:style-name="T34">, </text:span><text:span text:style-name="T165">C</text:span><text:span text:style-name="T166">ontributors</text:span><text:span text:style-name="T165">, [s.d.]</text:span><text:span text:style-name="T34">.</text:span></text:p>
      <text:p text:style-name="P24"/>
      <text:p text:style-name="Heading_20_2"><text:bookmark-start text:name="__RefHeading___Toc1648_722870434"/><text:span text:style-name="T79">3.2.3 </text:span><text:span text:style-name="T80">DVWA</text:span><text:bookmark-end text:name="__RefHeading___Toc1648_722870434"/></text:p>
      <text:p text:style-name="Standard"><text:span text:style-name="T35">DVWA (Damn Vulnerable Web App), é uma aplicação propositalmente vulnerável, baseada em PHP e MySQL. Segundo </text:span><text:span text:style-name="T36">o autor do site da aplicação DVWA, [s.d.], seus principais objetivos são ajudar os profissionais da área de segurança a testar suas habilidades sem prejudicar os usuários ou outros programadores, também ajudar os pro</text:span><text:span text:style-name="T38">fissionais</text:span><text:span text:style-name="T36"> </text:span><text:span text:style-name="T38">a</text:span><text:span text:style-name="T36"> entender como proteger uma aplicação.</text:span></text:p>
      <text:p text:style-name="P24"/>
      <text:p text:style-name="Heading_20_2"><text:bookmark-start text:name="__RefHeading___Toc1646_722870434"/><text:span text:style-name="T79">3.2.4 </text:span><text:span text:style-name="T80">JAVASCRIPT</text:span><text:bookmark-end text:name="__RefHeading___Toc1646_722870434"/></text:p>
      <text:p text:style-name="Standard"><text:span text:style-name="T37">JavaScript é uma linguagem de </text:span><text:span text:style-name="T8">scripting</text:span><text:span text:style-name="T37">, </text:span><text:span text:style-name="T38">como o próprio nome diz,</text:span><text:span text:style-name="T37"> </text:span><text:span text:style-name="T38">ela</text:span><text:span text:style-name="T37"> trabalha </text:span><text:span text:style-name="T38">em conjunto com</text:span><text:span text:style-name="T37"> o HTML e o CSS, </text:span><text:span text:style-name="T39">sua sintaxe se parece muito com a linguagem C, </text:span><text:span text:style-name="T38">permitindo</text:span><text:span text:style-name="T37"> a interação das páginas com o usuário. Pode ser usada do lado do cliente, mas também do lado do servidor.</text:span></text:p>
      <text:p text:style-name="Standard">Segundo o autor <text:span text:style-name="T168">Prescotti (2016)</text:span>, <text:span text:style-name="T168">seu nome não indica uma extensão do Java, que é linguagem de programação muito mais complexa. Logo, seu nome apenas vem de um momento em que a linguagem Java estava em seu auge, então resolveram renomeá-la, </text:span><text:span text:style-name="T169">já que antes se chamava LiveScript.</text:span></text:p>
      <text:p text:style-name="P24"/>
      <text:p text:style-name="Heading_20_2"><text:bookmark-start text:name="__RefHeading___Toc1644_722870434"/><text:span text:style-name="T79">3.2.5 </text:span><text:span text:style-name="T80">MYSQL</text:span><text:bookmark-end text:name="__RefHeading___Toc1644_722870434"/></text:p>
      <text:p text:style-name="Standard"><text:span text:style-name="T83">MySQL é </text:span><text:span text:style-name="T84">um</text:span><text:span text:style-name="T83"> </text:span><text:span text:style-name="T86">servidor</text:span><text:span text:style-name="T83"> de banco de dados, </text:span><text:span text:style-name="T84">ele é o</text:span><text:span text:style-name="T83"> mais utilizado no mundo, </text:span><text:span text:style-name="T88">e</text:span><text:span text:style-name="T84">m razão de</text:span><text:span text:style-name="T83"> ser multiplataformas, rápido e ter o código-fonte aberto, </text:span><text:span text:style-name="T84">isso acaba chamando</text:span><text:span text:style-name="T83"> a atenção de muitos programadores. </text:span></text:p>
      <text:p text:style-name="Standard"><text:span text:style-name="T86">A linguagem SQL, como defende o autor </text:span><text:span text:style-name="T87">Gonzaga (2000)</text:span><text:span text:style-name="T86">, é uma linguagem padronizada que facilita o armazenamento e o acesso às informações</text:span><text:span text:style-name="T83">.</text:span></text:p>
      <text:p text:style-name="Standard"><text:soft-page-break/>Ele foi <text:span text:style-name="T167">criado</text:span> em 23 de maio de 1995, pela empresa MySQL AB, antigamente chamada de TeX, e em 2009 foi comprada pela Oracle. O AB do nome da companhia é acrônimo para a palavra “aktiebolang”, de origem sueca, significa “sociedade anônima”.</text:p>
      <text:p text:style-name="Standard"><text:span text:style-name="T83">De acordo com o autor Gonçalves (2007), o MySQL foi desenvolvido quando se precisava de um sistema de banco de dados rápido e flexível. </text:span><text:span text:style-name="T84">Ele acabou sendo desenvolvido com base em um sistema chamado</text:span><text:span text:style-name="T83"> Msql.</text:span></text:p>
      <text:p text:style-name="P23"/>
      <text:p text:style-name="Heading_20_2"><text:bookmark-start text:name="__RefHeading___Toc1642_722870434"/><text:span text:style-name="T80">3.2.6 </text:span><text:span text:style-name="T81">NETBEANS IDE</text:span><text:bookmark-end text:name="__RefHeading___Toc1642_722870434"/></text:p>
      <text:p text:style-name="Standard"><text:span text:style-name="T83">De</text:span><text:span text:style-name="T84"> início</text:span><text:span text:style-name="T83">, é necessário entender o que IDE. O autor Severo (2005) explica que IDE é um ambiente integrado de desenvolvimento, ou seja, é um conjunto de funcionalidades </text:span><text:span text:style-name="T84">e atalhos</text:span><text:span text:style-name="T83"> que ajuda o programador a desenvolver seu trabalho.</text:span></text:p>
      <text:p text:style-name="Standard"><text:span text:style-name="T84">Por consequência desse ambiente ser um meio facilitador para os profissionais da área, e</text:span><text:span text:style-name="T83">xistem diversas IDEs disponíveis, porém, o NetBeans é considerada uma das melhores </text:span><text:span text:style-name="T84">na categoria</text:span><text:span text:style-name="T83"> de código aberto do mercado, trazendo ferramentas que ajuda, </text:span><text:span text:style-name="T88">por exemplo,</text:span><text:span text:style-name="T83"> em como mostrar falhas na digitação, variáveis não declaradas, métodos inexistentes, entre outras.</text:span></text:p>
      <text:p text:style-name="P23"/>
      <text:p text:style-name="Heading_20_2"><text:bookmark-start text:name="__RefHeading___Toc1640_722870434"/><text:span text:style-name="T79">3.2.</text:span><text:span text:style-name="T81">7</text:span><text:span text:style-name="T79"> </text:span><text:span text:style-name="T80">PHP</text:span><text:bookmark-end text:name="__RefHeading___Toc1640_722870434"/></text:p>
      <text:p text:style-name="P51">O nome PHP vem de um acrônimo recursivo para "PHP: Hypertext Preprocessor", originalmente “Personal Home Page Tools”, criada em 1994, por Rasmus Lerdorf, engenheiro de software e membro da equipe Apache.</text:p>
      <text:p text:style-name="Standard"><text:span text:style-name="T83">Segundo o autor Milani (2010), a ideia inicial de Lerdorf era apenas escrever alguns </text:span><text:span text:style-name="T14">scripts</text:span><text:span text:style-name="T83"> em Perl, para ter estatísticas sobre o acesso ao seu currículo, disponível on-line. </text:span><text:span text:style-name="T85">A</text:span><text:span text:style-name="T83">o passar do tempo, o criador foi aprimorando seu código, até que resolveu escrever algo em linguagem C, que pudesse criar </text:span><text:span text:style-name="T88">outras</text:span><text:span text:style-name="T83"> aplicações </text:span><text:span text:style-name="T14">web</text:span><text:span text:style-name="T83">, o projeto foi batizado de PHP/FI - Personal Home Page/Forms Interpreter. Após isso, o projeto se torn</text:span><text:span text:style-name="T85">ou</text:span><text:span text:style-name="T83"> um sucesso e, em 1997 foi lançada a versão 2.0.</text:span></text:p>
      <text:p text:style-name="Standard">O PHP cria scripts embutidos no HTML do servidor, sendo um módulo oficial do http Apache, ele é multiplataformas, ou seja, se manterá no seu formato original em diversos sistemas.</text:p>
      <text:p text:style-name="P23"/>
      <text:p text:style-name="Heading_20_2"><text:bookmark-start text:name="__RefHeading___Toc1638_722870434"/><text:soft-page-break/>3.2.<text:span text:style-name="T163">8</text:span> VIRTUALBOX<text:bookmark-end text:name="__RefHeading___Toc1638_722870434"/></text:p>
      <text:p text:style-name="P52">Antes de saber sobre o software Virtual Box, é necessário entender o que é virtualização de ambiente. Virtualizar um ambiente significa dar características reais a algo abstrato, simular uma realidade sem danificar ou afetar o ambiente original e real.</text:p>
      <text:p text:style-name="Standard">Logo, o VirtualBox desempenha essa tarefa, ele simula uma <text:span text:style-name="T171">máquina</text:span> com um sistema operacional, disco rígido, memória, internet e etc, é possível executar programas dentro deste ambiente.</text:p>
      <text:p text:style-name="Standard"><text:span text:style-name="T117">O autor </text:span><text:span text:style-name="T118">Siqueira (2013)</text:span><text:span text:style-name="T117">, explica que o software em questão é multiplataformas e de código aberto, fornece diversas ferramentas, como, multiprocessamento (capacidade de criar </text:span><text:span text:style-name="T120">máquinas</text:span><text:span text:style-name="T117"> virtuais com diversos processadores), é possível usar USBs conectados na máquina real na virtual, várias resoluções de tela independente da máquina real </text:span><text:span text:style-name="T119">e outros.</text:span></text:p>
      <text:p text:style-name="P25"/>
      <text:p text:style-name="P71"><text:span text:style-name="T82">3.3 EXPLICAR O QUE ESTÁ SENDO FEITO NA PRÁTICA</text:span></text:p>
      <text:p text:style-name="P71"><text:span text:style-name="T82"><text:tab/></text:span><text:span text:style-name="T58">Dando início ao desenvolvimento prático do trabalho, a primeira parte, e a menos complexa, foi a configuração do Metasploitable no VirtualBox, es</text:span><text:span text:style-name="T59">t</text:span><text:span text:style-name="T58">e software contem informações sobre vulnerabilidades e facilita os testes de penetração em sistemas. </text:span></text:p>
      <text:p text:style-name="P71"><text:span text:style-name="T58"><text:tab/>Sua utilidade, para este projeto, consiste em abrigar o software vulnerável DVWA, citado nos materiais e métodos, </text:span><text:span text:style-name="T59">sem o Metasploitable, o DVWA se torna inacessível. (META_FOTO)</text:span></text:p>
      <text:p text:style-name="P71"><text:span text:style-name="T59"><text:tab/>Acessando o DVWA, tem-se acesso ao menu, com várias vulnerabilidades, no link TAL, tem-se acesso ao nível de dificuldade, </text:span><text:span text:style-name="T60">ou seja, segurança da aplicação. (DVWA_FOTO) (DIFICULDADE_FOTO).</text:span></text:p>
      <text:p text:style-name="P71"><text:span text:style-name="T60"><text:tab/>Agora, na segunda parte do projeto, foi desenvolvido uma aplicação própria, um site simples com dois cadastros, para testar se as mesmas falhas que estão presentes no DVWA, estão presentes nesse sistema.</text:span></text:p>
      <text:p text:style-name="P71"><text:span text:style-name="T60"><text:tab/>No início, tem-se a tela inicial, com uma breve explicação sobre a OWASP, no canto superior esquerdo temos o ícone de menu.</text:span></text:p>
      <text:p text:style-name="P71"><text:span text:style-name="T60"><text:tab/>Ao ser clicado, ele abre o menu no site, onde podemos navegar por todas as páginas do sistema.</text:span></text:p>
      <text:p text:style-name="P71"><text:soft-page-break/><text:span text:style-name="T60"><text:tab/>Na aba Vulnerabilidades, é possível pesquisar uma falha catalogada pela OWASP, por ano, posição ou nome.</text:span></text:p>
      <text:p text:style-name="P71"><text:span text:style-name="T60"><text:tab/>Indo para aba de Cadastros, é possível cadastrar um novo usuário ou uma nova vulnerabilidade, para ambos, é necessário estar logado como administrador.</text:span></text:p>
      <text:p text:style-name="P71"><text:span text:style-name="T60"><text:tab/>Então para que o cadastro seja possível, </text:span><text:span text:style-name="T61">a tela de menu será acessada primordialmente, nela, os campos Usuário e Senha precisam ser preenchidos.</text:span></text:p>
      <text:p text:style-name="P71"><text:span text:style-name="T61"><text:tab/>Na tela de cadastro de usuário, pode se notar os campos Nome, Usuário e Senha, também é possível que o administrador cadastre, altere ou exclua um usuário.</text:span></text:p>
      <text:p text:style-name="P71"><text:span text:style-name="T61"><text:tab/>Na tela de cadastro de vulnerabilidades, os campos Ano, Posição e Vulnerabilidade, precisam ser preenchidos, nela, há as mesmas funções que a tela de cadastro de usuário.</text:span></text:p>
      <text:p text:style-name="P71"><text:span text:style-name="T61"><text:tab/>Nesse sistema, o controle de usuários é simples, apenas o administrador cadastra algo ou alguém, mas qualquer usuário comum pode ler os tópicos sem ser cadastrado.</text:span></text:p>
      <text:p text:style-name="P71"><text:span text:style-name="T60"><text:tab/>Com isso em mente, no tópico abaixo será explicado cada vulnerabilidade presente na aplicação.</text:span></text:p>
      <text:p text:style-name="P71"><text:span text:style-name="T60"><text:tab/>3.3.1 VULNERABILIDADES</text:span></text:p>
      <text:p text:style-name="P71"><text:span text:style-name="T60"/></text:p>
      <text:p text:style-name="P67"><text:tab/>3.4 APRESENTAR OS RESULTADOS</text:p>
      <text:p text:style-name="P67">4 TRABALHOS FUTUROS </text:p>
      <text:p text:style-name="P67">5 CONSIDERAÇÕES FINAIS (CONCLUSÃO DO OBJETIVO)</text:p>
      <text:p text:style-name="P15">REFERÊNCIAS</text:p>
      <text:p text:style-name="P31">CARVALHO, Fernanda Ramos et al.. Vulnerabilidades em aplicações web. ​ Revista</text:p>
      <text:p text:style-name="P31">Eletrônica Científica de Ciência da Computação​ , [s.i.], v. 8, n. 1, p.1-1, jul. 2013.</text:p>
      <text:p text:style-name="P31">Disponível em: http://revistas.unifenas.br/index.php/RE3C/article/view/60. Acesso</text:p>
      <text:p text:style-name="P31">em: 20 mar. 2020.</text:p>
      <text:p text:style-name="P31"/>
      <text:p text:style-name="P58">CERON, J. M. et al. Vulnerabilidades em Aplicações Web: uma Análise Baseada nos Dados Coletados em Honeypots. p. 2, [s.d.]. </text:p>
      <text:p text:style-name="P38">CONTRIBUTORS, M. O., Jacob Thornton, and Bootstrap. Bootstrap. Disponível em: https://getbootstrap.com/. Acesso em: 12 ago. 2020. </text:p>
      <text:p text:style-name="P58">COSTA, P. V. et al. Nível de conhecimento de desenvolvedores sobre segurança em aplicações web: Pesquisa e análise. Anais da Escola Regional de Sistemas de Informação do Rio de Janeiro (ERSI-RJ), p. 92–99, 16 out. 2018. </text:p>
      <text:p text:style-name="P57">DANTAS, Marcus Leal. Segurança da informação: uma abordagem focada em gestão de riscos. Olinda: Livro Rápido, p. 5-13, 2011.</text:p>
      <text:p text:style-name="P39">DVWA - aplicativo da Web vulnerável maldito. Disponível em: http://www.dvwa.co.uk/. Acesso em: 12 ago. 2020. </text:p>
      <text:p text:style-name="P57">FONTES, Edison Luiz Gonçalves. Segurança da informação. Saraiva Educação SA, 2017.</text:p>
      <text:p text:style-name="P32">GONÇALVES, Edson. Desenvolvendo Aplicações Web com JSP Servlets, JavaServer Faces, Hibernate, EJB 3 Persistence e Ajax. Rio de Janeiro: Editora Ciência Moderna, 2007.</text:p>
      <text:p text:style-name="P32"/>
      <text:p text:style-name="P37">GONZAGA, Flávio S.; BIRCKAN, Guilherme. Curso de PHP e MySQL. Florianópolis, outubro, 2000.</text:p>
      <text:p text:style-name="P56"/>
      <text:p text:style-name="P30"><text:span text:style-name="T94">L</text:span><text:span text:style-name="Emphasis"><text:span text:style-name="T129">Ü</text:span></text:span><text:span text:style-name="Emphasis"><text:span text:style-name="T130">DERS, Edson; BIANCHINI, David Cidades Inteligentes: Segurança em aplicações WEB em Prefeituras. Aplicações PHP e Cobit 5. p. 4, 2017.</text:span></text:span></text:p>
      <text:p text:style-name="P30"><text:span text:style-name="Emphasis"><text:span text:style-name="T130"/></text:span></text:p>
      <text:p text:style-name="P31">MACHADO, Rodrigo; KREUTZ, Diego; PAZ, Giulliano; RODRIGUES, Gustavo.</text:p>
      <text:p text:style-name="P31">Vazamentos de Dados: Histórico, Impacto Socioeconômico e as Novas Leis de</text:p>
      <text:p text:style-name="P31">Proteção de Dados. In: ESCOLA REGIONAL DE REDES DE COMPUTADORES (ERRC), 17. , 2019 Anais da XVII Escola Regional de Redes de Computadores. Porto Alegre: Sociedade Brasileira de Computação, jan. 2020 . p. 154-159.</text:p>
      <text:p text:style-name="P31"/>
      <text:p text:style-name="P34">MARCELO, Antonio. APACHE: Configurando o servidor WEB para Linux. Brasport, 2005.</text:p>
      <text:p text:style-name="P31"/>
      <text:p text:style-name="P32"><text:soft-page-break/>MILANI, André. Construindo Aplicações Web com PHP e MySQL. São Paulo: Novatec Editora, 2010.</text:p>
      <text:p text:style-name="P31"/>
      <text:p text:style-name="P58">MONTANHEIRO, L. S.; CARVALHO, A. M. M. Primeiros passos para o Desenvolvimento Seguro de Aplicações Web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58">MONTEVERDE, W. A. <text:span text:style-name="T157">Estudo e Análise de Vulnerabilidades Web</text:span>. p. 82, 2014. </text:p>
      <text:p text:style-name="P35"><text:span text:style-name="T96">O</text:span><text:span text:style-name="T97">WASP. Quem é a fundação OWASP? Disponível em: https://owasp.org/. Acesso</text:span></text:p>
      <text:p text:style-name="P31">em: 20 mar. 2020.</text:p>
      <text:p text:style-name="P31"/>
      <text:p text:style-name="P34">PRESCOTT, Preston. Programação em JavaScript. Babelcube Inc., 2016.</text:p>
      <text:p text:style-name="P31"/>
      <text:p text:style-name="P32">SEVERO, Carlos Emilio Padilla. NetBeans IDE 4.1: para desenvolvedores que utilizam a tecnologia Java. Rio de Janeiro: Brasport, 2005.</text:p>
      <text:p text:style-name="P32"/>
      <text:p text:style-name="P32"><text:span text:style-name="T131">SIQUEIRA, Luciano Antonio. Máquinas virtuais com VirtualBox. Linux New Media do Brasil E, </text:span><text:span text:style-name="T132">2013</text:span><text:span text:style-name="T131">.</text:span></text:p>
      <text:p text:style-name="P31"/>
      <text:p text:style-name="P58">SOUZA, L. L. D. <text:span text:style-name="T157">Desenvolvimento Seguro de Aplicações Web Seguindo a Metodologia OWASP</text:span>. p. 71, 2012. </text:p>
      <text:p text:style-name="P36"><text:span text:style-name="T97">TAHA, A. M. </text:span><text:span text:style-name="T96">da</text:span><text:span text:style-name="T97"> C. Guia de testes de segurança para aplicações web. 2017. 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0"><text:span text:style-name="Emphasis"><text:span text:style-name="T130"/></text:span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5" svg:font-family="Arial, sans-serif"/>
    <style:font-face style:name="Mangal1" svg:font-family="Mangal"/>
    <style:font-face style:name="arial1" svg:font-family="arial, sans-serif"/>
    <style:font-face style:name="Arial6" svg:font-family="Arial" style:font-family-generic="swiss"/>
    <style:font-face style:name="arial" svg:font-family="arial" style:font-family-generic="swiss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0cm" style:auto-text-indent="true"/>
      <style:text-properties style:font-name="Arial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38%" fo:text-align="justify" style:justify-single-word="false" style:writing-mode="lr-tb"/>
      <style:text-properties fo:font-weight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 style:master-page-name="">
      <style:paragraph-properties fo:margin-top="0.3cm" fo:margin-bottom="0.3cm" loext:contextual-spacing="false" style:page-number="auto"/>
      <style:text-properties style:font-name="Arial1" fo:font-family="Arial" style:font-style-name="Itálico" style:font-family-generic="swiss" style:font-pitch="variable" fo:font-size="12pt" fo:font-style="normal" fo:font-weight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3cm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default-outline-level="3" style:class="text" style:master-page-name="">
      <style:paragraph-properties fo:margin-top="0.3cm" fo:margin-bottom="0.3cm" loext:contextual-spacing="false" style:page-number="auto">
        <style:tab-stops/>
      </style:paragraph-properties>
      <style:text-properties style:font-name="Arial2" fo:font-family="Arial" style:font-style-name="Negrito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6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6T09:58:33.577000000</meta:creation-date>
    <meta:generator>LibreOffice/6.4.6.2$Linux_X86_64 LibreOffice_project/40$Build-2</meta:generator>
    <dc:date>2020-12-10T17:51:00.750031897</dc:date>
    <meta:editing-duration>PT4H26M39S</meta:editing-duration>
    <meta:editing-cycles>46</meta:editing-cycles>
    <meta:document-statistic meta:table-count="0" meta:image-count="0" meta:object-count="0" meta:page-count="17" meta:paragraph-count="162" meta:word-count="3751" meta:character-count="24382" meta:non-whitespace-character-count="20711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